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3.174in" svg:y="8.7646in">
            <draw:object draw:notify-on-update-of-ranges="Sheet1.A1:Sheet1.A81 Sheet1.B1:Sheet1.B81 Sheet1.A1:Sheet1.A81 Sheet1.C1:Sheet1.C81 Sheet1.A1:Sheet1.A81 Sheet1.D1:Sheet1.D81 Sheet1.A1:Sheet1.A81 Sheet1.E1:Sheet1.E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2996in" svg:y="8.0941in">
            <draw:object draw:notify-on-update-of-ranges="Sheet1.A1:Sheet1.A81 Sheet1.F1:Sheet1.F81 Sheet1.A1:Sheet1.A81 Sheet1.G1:Sheet1.G81 Sheet1.A1:Sheet1.A81 Sheet1.H1:Sheet1.H81 Sheet1.A1:Sheet1.A81 Sheet1.I1:Sheet1.I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7831in" svg:y="2.0083in">
            <draw:object draw:notify-on-update-of-ranges="Sheet1.A1:Sheet1.A81 Sheet1.F1:Sheet1.F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.47262" calcext:value-type="float">
            <text:p>1.47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4674" calcext:value-type="float">
            <text:p>7.44674</text:p>
          </table:table-cell>
          <table:table-cell table:number-columns-repeated="1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office:value-type="float" office:value="0.0000301072" calcext:value-type="float">
            <text:p>3.01E-05</text:p>
          </table:table-cell>
          <table:table-cell office:value-type="float" office:value="0.00179505" calcext:value-type="float">
            <text:p>0.00179505</text:p>
          </table:table-cell>
          <table:table-cell office:value-type="float" office:value="0.0708929" calcext:value-type="float">
            <text:p>0.0708929</text:p>
          </table:table-cell>
          <table:table-cell office:value-type="float" office:value="1.36356" calcext:value-type="float">
            <text:p>1.36356</text:p>
          </table:table-cell>
          <table:table-cell office:value-type="float" office:value="0.000149395" calcext:value-type="float">
            <text:p>0.000149395</text:p>
          </table:table-cell>
          <table:table-cell office:value-type="float" office:value="0.00885024" calcext:value-type="float">
            <text:p>0.00885024</text:p>
          </table:table-cell>
          <table:table-cell office:value-type="float" office:value="0.34499" calcext:value-type="float">
            <text:p>0.34499</text:p>
          </table:table-cell>
          <table:table-cell office:value-type="float" office:value="6.36434" calcext:value-type="float">
            <text:p>6.36434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236325" calcext:value-type="float">
            <text:p>0.000236325</text:p>
          </table:table-cell>
          <table:table-cell office:value-type="float" office:value="0.00699955" calcext:value-type="float">
            <text:p>0.00699955</text:p>
          </table:table-cell>
          <table:table-cell office:value-type="float" office:value="0.136402" calcext:value-type="float">
            <text:p>0.136402</text:p>
          </table:table-cell>
          <table:table-cell office:value-type="float" office:value="1.25725" calcext:value-type="float">
            <text:p>1.25725</text:p>
          </table:table-cell>
          <table:table-cell office:value-type="float" office:value="0.00115035" calcext:value-type="float">
            <text:p>0.00115035</text:p>
          </table:table-cell>
          <table:table-cell office:value-type="float" office:value="0.0336255" calcext:value-type="float">
            <text:p>0.0336255</text:p>
          </table:table-cell>
          <table:table-cell office:value-type="float" office:value="0.637569" calcext:value-type="float">
            <text:p>0.637569</text:p>
          </table:table-cell>
          <table:table-cell office:value-type="float" office:value="5.35002" calcext:value-type="float">
            <text:p>5.35002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782454" calcext:value-type="float">
            <text:p>0.000782454</text:p>
          </table:table-cell>
          <table:table-cell office:value-type="float" office:value="0.0153478" calcext:value-type="float">
            <text:p>0.0153478</text:p>
          </table:table-cell>
          <table:table-cell office:value-type="float" office:value="0.196664" calcext:value-type="float">
            <text:p>0.196664</text:p>
          </table:table-cell>
          <table:table-cell office:value-type="float" office:value="1.15371" calcext:value-type="float">
            <text:p>1.15371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0.0717896" calcext:value-type="float">
            <text:p>0.0717896</text:p>
          </table:table-cell>
          <table:table-cell office:value-type="float" office:value="0.881097" calcext:value-type="float">
            <text:p>0.881097</text:p>
          </table:table-cell>
          <table:table-cell office:value-type="float" office:value="4.40201" calcext:value-type="float">
            <text:p>4.40201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181918" calcext:value-type="float">
            <text:p>0.00181918</text:p>
          </table:table-cell>
          <table:table-cell office:value-type="float" office:value="0.0265808" calcext:value-type="float">
            <text:p>0.0265808</text:p>
          </table:table-cell>
          <table:table-cell office:value-type="float" office:value="0.251818" calcext:value-type="float">
            <text:p>0.251818</text:p>
          </table:table-cell>
          <table:table-cell office:value-type="float" office:value="1.05292" calcext:value-type="float">
            <text:p>1.05292</text:p>
          </table:table-cell>
          <table:table-cell office:value-type="float" office:value="0.00851286" calcext:value-type="float">
            <text:p>0.00851286</text:p>
          </table:table-cell>
          <table:table-cell office:value-type="float" office:value="0.120972" calcext:value-type="float">
            <text:p>0.120972</text:p>
          </table:table-cell>
          <table:table-cell office:value-type="float" office:value="1.07885" calcext:value-type="float">
            <text:p>1.07885</text:p>
          </table:table-cell>
          <table:table-cell office:value-type="float" office:value="3.51858" calcext:value-type="float">
            <text:p>3.51858</text:p>
          </table:table-cell>
          <table:table-cell table:number-columns-repeated="10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48441" calcext:value-type="float">
            <text:p>0.00348441</text:p>
          </table:table-cell>
          <table:table-cell office:value-type="float" office:value="0.0404468" calcext:value-type="float">
            <text:p>0.0404468</text:p>
          </table:table-cell>
          <table:table-cell office:value-type="float" office:value="0.302002" calcext:value-type="float">
            <text:p>0.302002</text:p>
          </table:table-cell>
          <table:table-cell office:value-type="float" office:value="0.954903" calcext:value-type="float">
            <text:p>0.954903</text:p>
          </table:table-cell>
          <table:table-cell office:value-type="float" office:value="0.015979" calcext:value-type="float">
            <text:p>0.015979</text:p>
          </table:table-cell>
          <table:table-cell office:value-type="float" office:value="0.178964" calcext:value-type="float">
            <text:p>0.178964</text:p>
          </table:table-cell>
          <table:table-cell office:value-type="float" office:value="1.234" calcext:value-type="float">
            <text:p>1.234</text:p>
          </table:table-cell>
          <table:table-cell office:value-type="float" office:value="2.69799" calcext:value-type="float">
            <text:p>2.6979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90365" calcext:value-type="float">
            <text:p>0.00590365</text:p>
          </table:table-cell>
          <table:table-cell office:value-type="float" office:value="0.0567005" calcext:value-type="float">
            <text:p>0.0567005</text:p>
          </table:table-cell>
          <table:table-cell office:value-type="float" office:value="0.347355" calcext:value-type="float">
            <text:p>0.347355</text:p>
          </table:table-cell>
          <table:table-cell office:value-type="float" office:value="0.859643" calcext:value-type="float">
            <text:p>0.859643</text:p>
          </table:table-cell>
          <table:table-cell office:value-type="float" office:value="0.0265218" calcext:value-type="float">
            <text:p>0.0265218</text:p>
          </table:table-cell>
          <table:table-cell office:value-type="float" office:value="0.243714" calcext:value-type="float">
            <text:p>0.243714</text:p>
          </table:table-cell>
          <table:table-cell office:value-type="float" office:value="1.34966" calcext:value-type="float">
            <text:p>1.34966</text:p>
          </table:table-cell>
          <table:table-cell office:value-type="float" office:value="1.93848" calcext:value-type="float">
            <text:p>1.93848</text:p>
          </table:table-cell>
          <table:table-cell table:number-columns-repeated="10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919029" calcext:value-type="float">
            <text:p>0.00919029</text:p>
          </table:table-cell>
          <table:table-cell office:value-type="float" office:value="0.075104" calcext:value-type="float">
            <text:p>0.075104</text:p>
          </table:table-cell>
          <table:table-cell office:value-type="float" office:value="0.388013" calcext:value-type="float">
            <text:p>0.388013</text:p>
          </table:table-cell>
          <table:table-cell office:value-type="float" office:value="0.767144" calcext:value-type="float">
            <text:p>0.767144</text:p>
          </table:table-cell>
          <table:table-cell office:value-type="float" office:value="0.0404313" calcext:value-type="float">
            <text:p>0.0404313</text:p>
          </table:table-cell>
          <table:table-cell office:value-type="float" office:value="0.313323" calcext:value-type="float">
            <text:p>0.313323</text:p>
          </table:table-cell>
          <table:table-cell office:value-type="float" office:value="1.42884" calcext:value-type="float">
            <text:p>1.42884</text:p>
          </table:table-cell>
          <table:table-cell office:value-type="float" office:value="1.23831" calcext:value-type="float">
            <text:p>1.23831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3446" calcext:value-type="float">
            <text:p>0.013446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0.424115" calcext:value-type="float">
            <text:p>0.424115</text:p>
          </table:table-cell>
          <table:table-cell office:value-type="float" office:value="0.677406" calcext:value-type="float">
            <text:p>0.677406</text:p>
          </table:table-cell>
          <table:table-cell office:value-type="float" office:value="0.0579058" calcext:value-type="float">
            <text:p>0.0579058</text:p>
          </table:table-cell>
          <table:table-cell office:value-type="float" office:value="0.386039" calcext:value-type="float">
            <text:p>0.386039</text:p>
          </table:table-cell>
          <table:table-cell office:value-type="float" office:value="1.47445" calcext:value-type="float">
            <text:p>1.47445</text:p>
          </table:table-cell>
          <table:table-cell office:value-type="float" office:value="0.595739" calcext:value-type="float">
            <text:p>0.595739</text:p>
          </table:table-cell>
          <table:table-cell table:number-columns-repeated="10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7611" calcext:value-type="float">
            <text:p>0.0187611</text:p>
          </table:table-cell>
          <table:table-cell office:value-type="float" office:value="0.117442" calcext:value-type="float">
            <text:p>0.117442</text:p>
          </table:table-cell>
          <table:table-cell office:value-type="float" office:value="0.455799" calcext:value-type="float">
            <text:p>0.455799</text:p>
          </table:table-cell>
          <table:table-cell office:value-type="float" office:value="0.590429" calcext:value-type="float">
            <text:p>0.590429</text:p>
          </table:table-cell>
          <table:table-cell office:value-type="float" office:value="0.0790601" calcext:value-type="float">
            <text:p>0.0790601</text:p>
          </table:table-cell>
          <table:table-cell office:value-type="float" office:value="0.460256" calcext:value-type="float">
            <text:p>0.460256</text:p>
          </table:table-cell>
          <table:table-cell office:value-type="float" office:value="1.48934" calcext:value-type="float">
            <text:p>1.48934</text:p>
          </table:table-cell>
          <table:table-cell office:value-type="float" office:value="0.00901753" calcext:value-type="float">
            <text:p>0.0090175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52148" calcext:value-type="float">
            <text:p>0.0252148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0.483204" calcext:value-type="float">
            <text:p>0.483204</text:p>
          </table:table-cell>
          <table:table-cell office:value-type="float" office:value="0.506214" calcext:value-type="float">
            <text:p>0.506214</text:p>
          </table:table-cell>
          <table:table-cell office:value-type="float" office:value="0.103932" calcext:value-type="float">
            <text:p>0.103932</text:p>
          </table:table-cell>
          <table:table-cell office:value-type="float" office:value="0.534507" calcext:value-type="float">
            <text:p>0.534507</text:p>
          </table:table-cell>
          <table:table-cell office:value-type="float" office:value="1.47626" calcext:value-type="float">
            <text:p>1.47626</text:p>
          </table:table-cell>
          <table:table-cell office:value-type="float" office:value="-0.523599" calcext:value-type="float">
            <text:p>-0.523599</text:p>
          </table:table-cell>
          <table:table-cell table:number-columns-repeated="10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28757" calcext:value-type="float">
            <text:p>0.0328757</text:p>
          </table:table-cell>
          <table:table-cell office:value-type="float" office:value="0.165693" calcext:value-type="float">
            <text:p>0.165693</text:p>
          </table:table-cell>
          <table:table-cell office:value-type="float" office:value="0.506467" calcext:value-type="float">
            <text:p>0.506467</text:p>
          </table:table-cell>
          <table:table-cell office:value-type="float" office:value="0.424759" calcext:value-type="float">
            <text:p>0.424759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60746" calcext:value-type="float">
            <text:p>0.60746</text:p>
          </table:table-cell>
          <table:table-cell office:value-type="float" office:value="1.43786" calcext:value-type="float">
            <text:p>1.43786</text:p>
          </table:table-cell>
          <table:table-cell office:value-type="float" office:value="-1.00386" calcext:value-type="float">
            <text:p>-1.00386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418018" calcext:value-type="float">
            <text:p>0.0418018</text:p>
          </table:table-cell>
          <table:table-cell office:value-type="float" office:value="0.191514" calcext:value-type="float">
            <text:p>0.191514</text:p>
          </table:table-cell>
          <table:table-cell office:value-type="float" office:value="0.525726" calcext:value-type="float">
            <text:p>0.525726</text:p>
          </table:table-cell>
          <table:table-cell office:value-type="float" office:value="0.346066" calcext:value-type="float">
            <text:p>0.346066</text:p>
          </table:table-cell>
          <table:table-cell office:value-type="float" office:value="0.164636" calcext:value-type="float">
            <text:p>0.164636</text:p>
          </table:table-cell>
          <table:table-cell office:value-type="float" office:value="0.677914" calcext:value-type="float">
            <text:p>0.677914</text:p>
          </table:table-cell>
          <table:table-cell office:value-type="float" office:value="1.37672" calcext:value-type="float">
            <text:p>1.37672</text:p>
          </table:table-cell>
          <table:table-cell office:value-type="float" office:value="-1.4335" calcext:value-type="float">
            <text:p>-1.4335</text:p>
          </table:table-cell>
          <table:table-cell table:number-columns-repeated="10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520415" calcext:value-type="float">
            <text:p>0.0520415</text:p>
          </table:table-cell>
          <table:table-cell office:value-type="float" office:value="0.218201" calcext:value-type="float">
            <text:p>0.218201</text:p>
          </table:table-cell>
          <table:table-cell office:value-type="float" office:value="0.541119" calcext:value-type="float">
            <text:p>0.541119</text:p>
          </table:table-cell>
          <table:table-cell office:value-type="float" office:value="0.270134" calcext:value-type="float">
            <text:p>0.270134</text:p>
          </table:table-cell>
          <table:table-cell office:value-type="float" office:value="0.200221" calcext:value-type="float">
            <text:p>0.200221</text:p>
          </table:table-cell>
          <table:table-cell office:value-type="float" office:value="0.744794" calcext:value-type="float">
            <text:p>0.744794</text:p>
          </table:table-cell>
          <table:table-cell office:value-type="float" office:value="1.29532" calcext:value-type="float">
            <text:p>1.29532</text:p>
          </table:table-cell>
          <table:table-cell office:value-type="float" office:value="-1.81427" calcext:value-type="float">
            <text:p>-1.8142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636332" calcext:value-type="float">
            <text:p>0.0636332</text:p>
          </table:table-cell>
          <table:table-cell office:value-type="float" office:value="0.245564" calcext:value-type="float">
            <text:p>0.245564</text:p>
          </table:table-cell>
          <table:table-cell office:value-type="float" office:value="0.552785" calcext:value-type="float">
            <text:p>0.552785</text:p>
          </table:table-cell>
          <table:table-cell office:value-type="float" office:value="0.196963" calcext:value-type="float">
            <text:p>0.196963</text:p>
          </table:table-cell>
          <table:table-cell office:value-type="float" office:value="0.23904" calcext:value-type="float">
            <text:p>0.23904</text:p>
          </table:table-cell>
          <table:table-cell office:value-type="float" office:value="0.807148" calcext:value-type="float">
            <text:p>0.807148</text:p>
          </table:table-cell>
          <table:table-cell office:value-type="float" office:value="1.19607" calcext:value-type="float">
            <text:p>1.19607</text:p>
          </table:table-cell>
          <table:table-cell office:value-type="float" office:value="-2.14792" calcext:value-type="float">
            <text:p>-2.14792</text:p>
          </table:table-cell>
          <table:table-cell table:number-columns-repeated="10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766062" calcext:value-type="float">
            <text:p>0.076606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560862" calcext:value-type="float">
            <text:p>0.560862</text:p>
          </table:table-cell>
          <table:table-cell office:value-type="float" office:value="0.126553" calcext:value-type="float">
            <text:p>0.126553</text:p>
          </table:table-cell>
          <table:table-cell office:value-type="float" office:value="0.280846" calcext:value-type="float">
            <text:p>0.280846</text:p>
          </table:table-cell>
          <table:table-cell office:value-type="float" office:value="0.864143" calcext:value-type="float">
            <text:p>0.864143</text:p>
          </table:table-cell>
          <table:table-cell office:value-type="float" office:value="1.08129" calcext:value-type="float">
            <text:p>1.08129</text:p>
          </table:table-cell>
          <table:table-cell office:value-type="float" office:value="-2.43619" calcext:value-type="float">
            <text:p>-2.43619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909805" calcext:value-type="float">
            <text:p>0.0909805</text:p>
          </table:table-cell>
          <table:table-cell office:value-type="float" office:value="0.301593" calcext:value-type="float">
            <text:p>0.301593</text:p>
          </table:table-cell>
          <table:table-cell office:value-type="float" office:value="0.565487" calcext:value-type="float">
            <text:p>0.565487</text:p>
          </table:table-cell>
          <table:table-cell office:value-type="float" office:value="0.0589049" calcext:value-type="float">
            <text:p>0.0589049</text:p>
          </table:table-cell>
          <table:table-cell office:value-type="float" office:value="0.325353" calcext:value-type="float">
            <text:p>0.325353</text:p>
          </table:table-cell>
          <table:table-cell office:value-type="float" office:value="0.915055" calcext:value-type="float">
            <text:p>0.915055</text:p>
          </table:table-cell>
          <table:table-cell office:value-type="float" office:value="0.953182" calcext:value-type="float">
            <text:p>0.953182</text:p>
          </table:table-cell>
          <table:table-cell office:value-type="float" office:value="-2.68083" calcext:value-type="float">
            <text:p>-2.68083</text:p>
          </table:table-cell>
          <table:table-cell table:number-columns-repeated="10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06768" calcext:value-type="float">
            <text:p>0.106768</text:p>
          </table:table-cell>
          <table:table-cell office:value-type="float" office:value="0.329914" calcext:value-type="float">
            <text:p>0.329914</text:p>
          </table:table-cell>
          <table:table-cell office:value-type="float" office:value="0.566798" calcext:value-type="float">
            <text:p>0.566798</text:p>
          </table:table-cell>
          <table:table-cell office:value-type="float" office:value="-0.00598253" calcext:value-type="float">
            <text:p>-0.00598253</text:p>
          </table:table-cell>
          <table:table-cell office:value-type="float" office:value="0.37224" calcext:value-type="float">
            <text:p>0.37224</text:p>
          </table:table-cell>
          <table:table-cell office:value-type="float" office:value="0.959275" calcext:value-type="float">
            <text:p>0.959275</text:p>
          </table:table-cell>
          <table:table-cell office:value-type="float" office:value="0.813902" calcext:value-type="float">
            <text:p>0.813902</text:p>
          </table:table-cell>
          <table:table-cell office:value-type="float" office:value="-2.88357" calcext:value-type="float">
            <text:p>-2.8835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3972" calcext:value-type="float">
            <text:p>0.123972</text:p>
          </table:table-cell>
          <table:table-cell office:value-type="float" office:value="0.35822" calcext:value-type="float">
            <text:p>0.35822</text:p>
          </table:table-cell>
          <table:table-cell office:value-type="float" office:value="0.564934" calcext:value-type="float">
            <text:p>0.564934</text:p>
          </table:table-cell>
          <table:table-cell office:value-type="float" office:value="-0.0681087" calcext:value-type="float">
            <text:p>-0.0681087</text:p>
          </table:table-cell>
          <table:table-cell office:value-type="float" office:value="0.42116" calcext:value-type="float">
            <text:p>0.42116</text:p>
          </table:table-cell>
          <table:table-cell office:value-type="float" office:value="0.996293" calcext:value-type="float">
            <text:p>0.996293</text:p>
          </table:table-cell>
          <table:table-cell office:value-type="float" office:value="0.665494" calcext:value-type="float">
            <text:p>0.665494</text:p>
          </table:table-cell>
          <table:table-cell office:value-type="float" office:value="-3.04618" calcext:value-type="float">
            <text:p>-3.04618</text:p>
          </table:table-cell>
          <table:table-cell table:number-columns-repeated="10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42587" calcext:value-type="float">
            <text:p>0.142587</text:p>
          </table:table-cell>
          <table:table-cell office:value-type="float" office:value="0.386356" calcext:value-type="float">
            <text:p>0.386356</text:p>
          </table:table-cell>
          <table:table-cell office:value-type="float" office:value="0.560033" calcext:value-type="float">
            <text:p>0.560033</text:p>
          </table:table-cell>
          <table:table-cell office:value-type="float" office:value="-0.127474" calcext:value-type="float">
            <text:p>-0.127474</text:p>
          </table:table-cell>
          <table:table-cell office:value-type="float" office:value="0.471743" calcext:value-type="float">
            <text:p>0.471743</text:p>
          </table:table-cell>
          <table:table-cell office:value-type="float" office:value="1.0257" calcext:value-type="float">
            <text:p>1.0257</text:p>
          </table:table-cell>
          <table:table-cell office:value-type="float" office:value="0.509923" calcext:value-type="float">
            <text:p>0.509923</text:p>
          </table:table-cell>
          <table:table-cell office:value-type="float" office:value="-3.17039" calcext:value-type="float">
            <text:p>-3.1703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2602" calcext:value-type="float">
            <text:p>0.162602</text:p>
          </table:table-cell>
          <table:table-cell office:value-type="float" office:value="0.414175" calcext:value-type="float">
            <text:p>0.414175</text:p>
          </table:table-cell>
          <table:table-cell office:value-type="float" office:value="0.552233" calcext:value-type="float">
            <text:p>0.552233</text:p>
          </table:table-cell>
          <table:table-cell office:value-type="float" office:value="-0.184078" calcext:value-type="float">
            <text:p>-0.184078</text:p>
          </table:table-cell>
          <table:table-cell office:value-type="float" office:value="0.523599" calcext:value-type="float">
            <text:p>0.523599</text:p>
          </table:table-cell>
          <table:table-cell office:value-type="float" office:value="1.0472" calcext:value-type="float">
            <text:p>1.0472</text:p>
          </table:table-cell>
          <table:table-cell office:value-type="float" office:value="0.349066" calcext:value-type="float">
            <text:p>0.349066</text:p>
          </table:table-cell>
          <table:table-cell office:value-type="float" office:value="-3.25795" calcext:value-type="float">
            <text:p>-3.25795</text:p>
          </table:table-cell>
          <table:table-cell table:number-columns-repeated="10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183997" calcext:value-type="float">
            <text:p>0.183997</text:p>
          </table:table-cell>
          <table:table-cell office:value-type="float" office:value="0.441534" calcext:value-type="float">
            <text:p>0.441534</text:p>
          </table:table-cell>
          <table:table-cell office:value-type="float" office:value="0.541672" calcext:value-type="float">
            <text:p>0.541672</text:p>
          </table:table-cell>
          <table:table-cell office:value-type="float" office:value="-0.23792" calcext:value-type="float">
            <text:p>-0.23792</text:p>
          </table:table-cell>
          <table:table-cell office:value-type="float" office:value="0.576327" calcext:value-type="float">
            <text:p>0.576327</text:p>
          </table:table-cell>
          <table:table-cell office:value-type="float" office:value="1.06055" calcext:value-type="float">
            <text:p>1.0605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-3.3106" calcext:value-type="float">
            <text:p>-3.3106</text:p>
          </table:table-cell>
          <table:table-cell table:number-columns-repeated="10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6745" calcext:value-type="float">
            <text:p>0.206745</text:p>
          </table:table-cell>
          <table:table-cell office:value-type="float" office:value="0.468298" calcext:value-type="float">
            <text:p>0.468298</text:p>
          </table:table-cell>
          <table:table-cell office:value-type="float" office:value="0.528487" calcext:value-type="float">
            <text:p>0.528487</text:p>
          </table:table-cell>
          <table:table-cell office:value-type="float" office:value="-0.289002" calcext:value-type="float">
            <text:p>-0.289002</text:p>
          </table:table-cell>
          <table:table-cell office:value-type="float" office:value="0.629516" calcext:value-type="float">
            <text:p>0.629516</text:p>
          </table:table-cell>
          <table:table-cell office:value-type="float" office:value="1.06564" calcext:value-type="float">
            <text:p>1.06564</text:p>
          </table:table-cell>
          <table:table-cell office:value-type="float" office:value="0.0185587" calcext:value-type="float">
            <text:p>0.0185587</text:p>
          </table:table-cell>
          <table:table-cell office:value-type="float" office:value="-3.33009" calcext:value-type="float">
            <text:p>-3.33009</text:p>
          </table:table-cell>
          <table:table-cell table:number-columns-repeated="10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30815" calcext:value-type="float">
            <text:p>0.230815</text:p>
          </table:table-cell>
          <table:table-cell office:value-type="float" office:value="0.494341" calcext:value-type="float">
            <text:p>0.494341</text:p>
          </table:table-cell>
          <table:table-cell office:value-type="float" office:value="0.512817" calcext:value-type="float">
            <text:p>0.512817</text:p>
          </table:table-cell>
          <table:table-cell office:value-type="float" office:value="-0.337322" calcext:value-type="float">
            <text:p>-0.337322</text:p>
          </table:table-cell>
          <table:table-cell office:value-type="float" office:value="0.682752" calcext:value-type="float">
            <text:p>0.682752</text:p>
          </table:table-cell>
          <table:table-cell office:value-type="float" office:value="1.06241" calcext:value-type="float">
            <text:p>1.06241</text:p>
          </table:table-cell>
          <table:table-cell office:value-type="float" office:value="-0.147775" calcext:value-type="float">
            <text:p>-0.147775</text:p>
          </table:table-cell>
          <table:table-cell office:value-type="float" office:value="-3.31816" calcext:value-type="float">
            <text:p>-3.31816</text:p>
          </table:table-cell>
          <table:table-cell table:number-columns-repeated="1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56165" calcext:value-type="float">
            <text:p>0.256165</text:p>
          </table:table-cell>
          <table:table-cell office:value-type="float" office:value="0.519541" calcext:value-type="float">
            <text:p>0.519541</text:p>
          </table:table-cell>
          <table:table-cell office:value-type="float" office:value="0.494801" calcext:value-type="float">
            <text:p>0.494801</text:p>
          </table:table-cell>
          <table:table-cell office:value-type="float" office:value="-0.382882" calcext:value-type="float">
            <text:p>-0.382882</text:p>
          </table:table-cell>
          <table:table-cell office:value-type="float" office:value="0.735619" calcext:value-type="float">
            <text:p>0.735619</text:p>
          </table:table-cell>
          <table:table-cell office:value-type="float" office:value="1.05088" calcext:value-type="float">
            <text:p>1.05088</text:p>
          </table:table-cell>
          <table:table-cell office:value-type="float" office:value="-0.312763" calcext:value-type="float">
            <text:p>-0.312763</text:p>
          </table:table-cell>
          <table:table-cell office:value-type="float" office:value="-3.27656" calcext:value-type="float">
            <text:p>-3.27656</text:p>
          </table:table-cell>
          <table:table-cell table:number-columns-repeated="10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282753" calcext:value-type="float">
            <text:p>0.282753</text:p>
          </table:table-cell>
          <table:table-cell office:value-type="float" office:value="0.543784" calcext:value-type="float">
            <text:p>0.543784</text:p>
          </table:table-cell>
          <table:table-cell office:value-type="float" office:value="0.474575" calcext:value-type="float">
            <text:p>0.474575</text:p>
          </table:table-cell>
          <table:table-cell office:value-type="float" office:value="-0.42568" calcext:value-type="float">
            <text:p>-0.42568</text:p>
          </table:table-cell>
          <table:table-cell office:value-type="float" office:value="0.787704" calcext:value-type="float">
            <text:p>0.787704</text:p>
          </table:table-cell>
          <table:table-cell office:value-type="float" office:value="1.03118" calcext:value-type="float">
            <text:p>1.03118</text:p>
          </table:table-cell>
          <table:table-cell office:value-type="float" office:value="-0.474966" calcext:value-type="float">
            <text:p>-0.474966</text:p>
          </table:table-cell>
          <table:table-cell office:value-type="float" office:value="-3.20704" calcext:value-type="float">
            <text:p>-3.20704</text:p>
          </table:table-cell>
          <table:table-cell table:number-columns-repeated="1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10526" calcext:value-type="float">
            <text:p>0.310526</text:p>
          </table:table-cell>
          <table:table-cell office:value-type="float" office:value="0.566964" calcext:value-type="float">
            <text:p>0.566964</text:p>
          </table:table-cell>
          <table:table-cell office:value-type="float" office:value="0.452279" calcext:value-type="float">
            <text:p>0.452279</text:p>
          </table:table-cell>
          <table:table-cell office:value-type="float" office:value="-0.465717" calcext:value-type="float">
            <text:p>-0.465717</text:p>
          </table:table-cell>
          <table:table-cell office:value-type="float" office:value="0.838603" calcext:value-type="float">
            <text:p>0.838603</text:p>
          </table:table-cell>
          <table:table-cell office:value-type="float" office:value="1.00346" calcext:value-type="float">
            <text:p>1.00346</text:p>
          </table:table-cell>
          <table:table-cell office:value-type="float" office:value="-0.633031" calcext:value-type="float">
            <text:p>-0.633031</text:p>
          </table:table-cell>
          <table:table-cell office:value-type="float" office:value="-3.11134" calcext:value-type="float">
            <text:p>-3.11134</text:p>
          </table:table-cell>
          <table:table-cell table:number-columns-repeated="10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3943" calcext:value-type="float">
            <text:p>0.33943</text:p>
          </table:table-cell>
          <table:table-cell office:value-type="float" office:value="0.58898" calcext:value-type="float">
            <text:p>0.58898</text:p>
          </table:table-cell>
          <table:table-cell office:value-type="float" office:value="0.42805" calcext:value-type="float">
            <text:p>0.42805</text:p>
          </table:table-cell>
          <table:table-cell office:value-type="float" office:value="-0.502992" calcext:value-type="float">
            <text:p>-0.502992</text:p>
          </table:table-cell>
          <table:table-cell office:value-type="float" office:value="0.88792" calcext:value-type="float">
            <text:p>0.88792</text:p>
          </table:table-cell>
          <table:table-cell office:value-type="float" office:value="0.967963" calcext:value-type="float">
            <text:p>0.967963</text:p>
          </table:table-cell>
          <table:table-cell office:value-type="float" office:value="-0.785693" calcext:value-type="float">
            <text:p>-0.785693</text:p>
          </table:table-cell>
          <table:table-cell office:value-type="float" office:value="-2.9912" calcext:value-type="float">
            <text:p>-2.9912</text:p>
          </table:table-cell>
          <table:table-cell table:number-columns-repeated="10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69403" calcext:value-type="float">
            <text:p>0.369403</text:p>
          </table:table-cell>
          <table:table-cell office:value-type="float" office:value="0.609739" calcext:value-type="float">
            <text:p>0.609739</text:p>
          </table:table-cell>
          <table:table-cell office:value-type="float" office:value="0.402026" calcext:value-type="float">
            <text:p>0.402026</text:p>
          </table:table-cell>
          <table:table-cell office:value-type="float" office:value="-0.537507" calcext:value-type="float">
            <text:p>-0.537507</text:p>
          </table:table-cell>
          <table:table-cell office:value-type="float" office:value="0.935274" calcext:value-type="float">
            <text:p>0.935274</text:p>
          </table:table-cell>
          <table:table-cell office:value-type="float" office:value="0.924997" calcext:value-type="float">
            <text:p>0.924997</text:p>
          </table:table-cell>
          <table:table-cell office:value-type="float" office:value="-0.931773" calcext:value-type="float">
            <text:p>-0.931773</text:p>
          </table:table-cell>
          <table:table-cell office:value-type="float" office:value="-2.84838" calcext:value-type="float">
            <text:p>-2.84838</text:p>
          </table:table-cell>
          <table:table-cell table:number-columns-repeated="10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400381" calcext:value-type="float">
            <text:p>0.400381</text:p>
          </table:table-cell>
          <table:table-cell office:value-type="float" office:value="0.629155" calcext:value-type="float">
            <text:p>0.629155</text:p>
          </table:table-cell>
          <table:table-cell office:value-type="float" office:value="0.374345" calcext:value-type="float">
            <text:p>0.374345</text:p>
          </table:table-cell>
          <table:table-cell office:value-type="float" office:value="-0.56926" calcext:value-type="float">
            <text:p>-0.56926</text:p>
          </table:table-cell>
          <table:table-cell office:value-type="float" office:value="0.980301" calcext:value-type="float">
            <text:p>0.980301</text:p>
          </table:table-cell>
          <table:table-cell office:value-type="float" office:value="0.874914" calcext:value-type="float">
            <text:p>0.874914</text:p>
          </table:table-cell>
          <table:table-cell office:value-type="float" office:value="-1.07018" calcext:value-type="float">
            <text:p>-1.07018</text:p>
          </table:table-cell>
          <table:table-cell office:value-type="float" office:value="-2.68461" calcext:value-type="float">
            <text:p>-2.68461</text:p>
          </table:table-cell>
          <table:table-cell table:number-columns-repeated="10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432295" calcext:value-type="float">
            <text:p>0.432295</text:p>
          </table:table-cell>
          <table:table-cell office:value-type="float" office:value="0.647148" calcext:value-type="float">
            <text:p>0.647148</text:p>
          </table:table-cell>
          <table:table-cell office:value-type="float" office:value="0.345146" calcext:value-type="float">
            <text:p>0.345146</text:p>
          </table:table-cell>
          <table:table-cell office:value-type="float" office:value="-0.598253" calcext:value-type="float">
            <text:p>-0.598253</text:p>
          </table:table-cell>
          <table:table-cell office:value-type="float" office:value="1.02265" calcext:value-type="float">
            <text:p>1.02265</text:p>
          </table:table-cell>
          <table:table-cell office:value-type="float" office:value="0.818123" calcext:value-type="float">
            <text:p>0.818123</text:p>
          </table:table-cell>
          <table:table-cell office:value-type="float" office:value="-1.19991" calcext:value-type="float">
            <text:p>-1.19991</text:p>
          </table:table-cell>
          <table:table-cell office:value-type="float" office:value="-2.50164" calcext:value-type="float">
            <text:p>-2.50164</text:p>
          </table:table-cell>
          <table:table-cell table:number-columns-repeated="10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465071" calcext:value-type="float">
            <text:p>0.465071</text:p>
          </table:table-cell>
          <table:table-cell office:value-type="float" office:value="0.663646" calcext:value-type="float">
            <text:p>0.663646</text:p>
          </table:table-cell>
          <table:table-cell office:value-type="float" office:value="0.314566" calcext:value-type="float">
            <text:p>0.314566</text:p>
          </table:table-cell>
          <table:table-cell office:value-type="float" office:value="-0.624484" calcext:value-type="float">
            <text:p>-0.624484</text:p>
          </table:table-cell>
          <table:table-cell office:value-type="float" office:value="1.06201" calcext:value-type="float">
            <text:p>1.06201</text:p>
          </table:table-cell>
          <table:table-cell office:value-type="float" office:value="0.755082" calcext:value-type="float">
            <text:p>0.755082</text:p>
          </table:table-cell>
          <table:table-cell office:value-type="float" office:value="-1.32005" calcext:value-type="float">
            <text:p>-1.32005</text:p>
          </table:table-cell>
          <table:table-cell office:value-type="float" office:value="-2.30122" calcext:value-type="float">
            <text:p>-2.30122</text:p>
          </table:table-cell>
          <table:table-cell table:number-columns-repeated="9"/>
          <table:table-cell office:value-type="string" calcext:value-type="string">
            <text:p>blue pos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98634" calcext:value-type="float">
            <text:p>0.498634</text:p>
          </table:table-cell>
          <table:table-cell office:value-type="float" office:value="0.678584" calcext:value-type="float">
            <text:p>0.678584</text:p>
          </table:table-cell>
          <table:table-cell office:value-type="float" office:value="0.282743" calcext:value-type="float">
            <text:p>0.282743</text:p>
          </table:table-cell>
          <table:table-cell office:value-type="float" office:value="-0.647953" calcext:value-type="float">
            <text:p>-0.647953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0.686291" calcext:value-type="float">
            <text:p>0.686291</text:p>
          </table:table-cell>
          <table:table-cell office:value-type="float" office:value="-1.42977" calcext:value-type="float">
            <text:p>-1.42977</text:p>
          </table:table-cell>
          <table:table-cell office:value-type="float" office:value="-2.08509" calcext:value-type="float">
            <text:p>-2.08509</text:p>
          </table:table-cell>
          <table:table-cell table:number-columns-repeated="9"/>
          <table:table-cell office:value-type="string" calcext:value-type="string">
            <text:p>orange velo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532903" calcext:value-type="float">
            <text:p>0.532903</text:p>
          </table:table-cell>
          <table:table-cell office:value-type="float" office:value="0.691902" calcext:value-type="float">
            <text:p>0.691902</text:p>
          </table:table-cell>
          <table:table-cell office:value-type="float" office:value="0.249816" calcext:value-type="float">
            <text:p>0.249816</text:p>
          </table:table-cell>
          <table:table-cell office:value-type="float" office:value="-0.668662" calcext:value-type="float">
            <text:p>-0.668662</text:p>
          </table:table-cell>
          <table:table-cell office:value-type="float" office:value="1.13055" calcext:value-type="float">
            <text:p>1.13055</text:p>
          </table:table-cell>
          <table:table-cell office:value-type="float" office:value="0.612291" calcext:value-type="float">
            <text:p>0.612291</text:p>
          </table:table-cell>
          <table:table-cell office:value-type="float" office:value="-1.52833" calcext:value-type="float">
            <text:p>-1.52833</text:p>
          </table:table-cell>
          <table:table-cell office:value-type="float" office:value="-1.85499" calcext:value-type="float">
            <text:p>-1.85499</text:p>
          </table:table-cell>
          <table:table-cell table:number-columns-repeated="9"/>
          <table:table-cell office:value-type="string" calcext:value-type="string">
            <text:p>yellow acce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67796" calcext:value-type="float">
            <text:p>0.567796</text:p>
          </table:table-cell>
          <table:table-cell office:value-type="float" office:value="0.70355" calcext:value-type="float">
            <text:p>0.70355</text:p>
          </table:table-cell>
          <table:table-cell office:value-type="float" office:value="0.215923" calcext:value-type="float">
            <text:p>0.215923</text:p>
          </table:table-cell>
          <table:table-cell office:value-type="float" office:value="-0.68661" calcext:value-type="float">
            <text:p>-0.68661</text:p>
          </table:table-cell>
          <table:table-cell office:value-type="float" office:value="1.15922" calcext:value-type="float">
            <text:p>1.15922</text:p>
          </table:table-cell>
          <table:table-cell office:value-type="float" office:value="0.533655" calcext:value-type="float">
            <text:p>0.533655</text:p>
          </table:table-cell>
          <table:table-cell office:value-type="float" office:value="-1.61507" calcext:value-type="float">
            <text:p>-1.61507</text:p>
          </table:table-cell>
          <table:table-cell office:value-type="float" office:value="-1.61268" calcext:value-type="float">
            <text:p>-1.61268</text:p>
          </table:table-cell>
          <table:table-cell table:number-columns-repeated="9"/>
          <table:table-cell office:value-type="string" calcext:value-type="string">
            <text:p>green jerk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603229" calcext:value-type="float">
            <text:p>0.603229</text:p>
          </table:table-cell>
          <table:table-cell office:value-type="float" office:value="0.713481" calcext:value-type="float">
            <text:p>0.713481</text:p>
          </table:table-cell>
          <table:table-cell office:value-type="float" office:value="0.181201" calcext:value-type="float">
            <text:p>0.181201</text:p>
          </table:table-cell>
          <table:table-cell office:value-type="float" office:value="-0.701796" calcext:value-type="float">
            <text:p>-0.701796</text:p>
          </table:table-cell>
          <table:table-cell office:value-type="float" office:value="1.18385" calcext:value-type="float">
            <text:p>1.18385</text:p>
          </table:table-cell>
          <table:table-cell office:value-type="float" office:value="0.45099" calcext:value-type="float">
            <text:p>0.45099</text:p>
          </table:table-cell>
          <table:table-cell office:value-type="float" office:value="-1.68942" calcext:value-type="float">
            <text:p>-1.68942</text:p>
          </table:table-cell>
          <table:table-cell office:value-type="float" office:value="-1.3599" calcext:value-type="float">
            <text:p>-1.3599</text:p>
          </table:table-cell>
          <table:table-cell table:number-columns-repeated="10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39115" calcext:value-type="float">
            <text:p>0.639115</text:p>
          </table:table-cell>
          <table:table-cell office:value-type="float" office:value="0.721658" calcext:value-type="float">
            <text:p>0.721658</text:p>
          </table:table-cell>
          <table:table-cell office:value-type="float" office:value="0.14579" calcext:value-type="float">
            <text:p>0.14579</text:p>
          </table:table-cell>
          <table:table-cell office:value-type="float" office:value="-0.714221" calcext:value-type="float">
            <text:p>-0.714221</text:p>
          </table:table-cell>
          <table:table-cell office:value-type="float" office:value="1.20426" calcext:value-type="float">
            <text:p>1.20426</text:p>
          </table:table-cell>
          <table:table-cell office:value-type="float" office:value="0.364927" calcext:value-type="float">
            <text:p>0.364927</text:p>
          </table:table-cell>
          <table:table-cell office:value-type="float" office:value="-1.75091" calcext:value-type="float">
            <text:p>-1.75091</text:p>
          </table:table-cell>
          <table:table-cell office:value-type="float" office:value="-1.09839" calcext:value-type="float">
            <text:p>-1.09839</text:p>
          </table:table-cell>
          <table:table-cell table:number-columns-repeated="10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675365" calcext:value-type="float">
            <text:p>0.675365</text:p>
          </table:table-cell>
          <table:table-cell office:value-type="float" office:value="0.728051" calcext:value-type="float">
            <text:p>0.728051</text:p>
          </table:table-cell>
          <table:table-cell office:value-type="float" office:value="0.109825" calcext:value-type="float">
            <text:p>0.109825</text:p>
          </table:table-cell>
          <table:table-cell office:value-type="float" office:value="-0.723886" calcext:value-type="float">
            <text:p>-0.723886</text:p>
          </table:table-cell>
          <table:table-cell office:value-type="float" office:value="1.2203" calcext:value-type="float">
            <text:p>1.2203</text:p>
          </table:table-cell>
          <table:table-cell office:value-type="float" office:value="0.27612" calcext:value-type="float">
            <text:p>0.27612</text:p>
          </table:table-cell>
          <table:table-cell office:value-type="float" office:value="-1.79915" calcext:value-type="float">
            <text:p>-1.79915</text:p>
          </table:table-cell>
          <table:table-cell office:value-type="float" office:value="-0.829904" calcext:value-type="float">
            <text:p>-0.829904</text:p>
          </table:table-cell>
          <table:table-cell table:number-columns-repeated="10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1189" calcext:value-type="float">
            <text:p>0.71189</text:p>
          </table:table-cell>
          <table:table-cell office:value-type="float" office:value="0.732634" calcext:value-type="float">
            <text:p>0.732634</text:p>
          </table:table-cell>
          <table:table-cell office:value-type="float" office:value="0.073447" calcext:value-type="float">
            <text:p>0.073447</text:p>
          </table:table-cell>
          <table:table-cell office:value-type="float" office:value="-0.730788" calcext:value-type="float">
            <text:p>-0.730788</text:p>
          </table:table-cell>
          <table:table-cell office:value-type="float" office:value="1.23184" calcext:value-type="float">
            <text:p>1.23184</text:p>
          </table:table-cell>
          <table:table-cell office:value-type="float" office:value="0.185239" calcext:value-type="float">
            <text:p>0.185239</text:p>
          </table:table-cell>
          <table:table-cell office:value-type="float" office:value="-1.83382" calcext:value-type="float">
            <text:p>-1.83382</text:p>
          </table:table-cell>
          <table:table-cell office:value-type="float" office:value="-0.556178" calcext:value-type="float">
            <text:p>-0.556178</text:p>
          </table:table-cell>
          <table:table-cell table:number-columns-repeated="10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748598" calcext:value-type="float">
            <text:p>0.748598</text:p>
          </table:table-cell>
          <table:table-cell office:value-type="float" office:value="0.735391" calcext:value-type="float">
            <text:p>0.735391</text:p>
          </table:table-cell>
          <table:table-cell office:value-type="float" office:value="0.0367925" calcext:value-type="float">
            <text:p>0.0367925</text:p>
          </table:table-cell>
          <table:table-cell office:value-type="float" office:value="-0.73493" calcext:value-type="float">
            <text:p>-0.73493</text:p>
          </table:table-cell>
          <table:table-cell office:value-type="float" office:value="1.2388" calcext:value-type="float">
            <text:p>1.2388</text:p>
          </table:table-cell>
          <table:table-cell office:value-type="float" office:value="0.0929679" calcext:value-type="float">
            <text:p>0.0929679</text:p>
          </table:table-cell>
          <table:table-cell office:value-type="float" office:value="-1.85471" calcext:value-type="float">
            <text:p>-1.85471</text:p>
          </table:table-cell>
          <table:table-cell office:value-type="float" office:value="-0.278962" calcext:value-type="float">
            <text:p>-0.27896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0.736311" calcext:value-type="float">
            <text:p>0.736311</text:p>
          </table:table-cell>
          <table:table-cell table:style-name="ce1" office:value-type="float" office:value="2.22045E-016" calcext:value-type="float">
            <text:p>2.22E-16</text:p>
          </table:table-cell>
          <table:table-cell office:value-type="float" office:value="-0.736311" calcext:value-type="float">
            <text:p>-0.736311</text:p>
          </table:table-cell>
          <table:table-cell office:value-type="float" office:value="1.24112" calcext:value-type="float">
            <text:p>1.24112</text:p>
          </table:table-cell>
          <table:table-cell table:style-name="ce1" office:value-type="float" office:value="-2.22045E-015" calcext:value-type="float">
            <text:p>-2.22E-15</text:p>
          </table:table-cell>
          <table:table-cell office:value-type="float" office:value="-1.86168" calcext:value-type="float">
            <text:p>-1.86168</text:p>
          </table:table-cell>
          <table:table-cell table:style-name="ce1" office:value-type="float" office:value="7.10543E-015" calcext:value-type="float">
            <text:p>7.11E-15</text:p>
          </table:table-cell>
          <table:table-cell table:number-columns-repeated="10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822198" calcext:value-type="float">
            <text:p>0.822198</text:p>
          </table:table-cell>
          <table:table-cell office:value-type="float" office:value="0.735391" calcext:value-type="float">
            <text:p>0.735391</text:p>
          </table:table-cell>
          <table:table-cell office:value-type="float" office:value="-0.0367925" calcext:value-type="float">
            <text:p>-0.0367925</text:p>
          </table:table-cell>
          <table:table-cell office:value-type="float" office:value="-0.73493" calcext:value-type="float">
            <text:p>-0.73493</text:p>
          </table:table-cell>
          <table:table-cell office:value-type="float" office:value="1.2388" calcext:value-type="float">
            <text:p>1.2388</text:p>
          </table:table-cell>
          <table:table-cell office:value-type="float" office:value="-0.0929679" calcext:value-type="float">
            <text:p>-0.0929679</text:p>
          </table:table-cell>
          <table:table-cell office:value-type="float" office:value="-1.85471" calcext:value-type="float">
            <text:p>-1.85471</text:p>
          </table:table-cell>
          <table:table-cell office:value-type="float" office:value="0.278962" calcext:value-type="float">
            <text:p>0.278962</text:p>
          </table:table-cell>
          <table:table-cell table:number-columns-repeated="10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858907" calcext:value-type="float">
            <text:p>0.858907</text:p>
          </table:table-cell>
          <table:table-cell office:value-type="float" office:value="0.732634" calcext:value-type="float">
            <text:p>0.732634</text:p>
          </table:table-cell>
          <table:table-cell office:value-type="float" office:value="-0.073447" calcext:value-type="float">
            <text:p>-0.073447</text:p>
          </table:table-cell>
          <table:table-cell office:value-type="float" office:value="-0.730788" calcext:value-type="float">
            <text:p>-0.730788</text:p>
          </table:table-cell>
          <table:table-cell office:value-type="float" office:value="1.23184" calcext:value-type="float">
            <text:p>1.23184</text:p>
          </table:table-cell>
          <table:table-cell office:value-type="float" office:value="-0.185239" calcext:value-type="float">
            <text:p>-0.185239</text:p>
          </table:table-cell>
          <table:table-cell office:value-type="float" office:value="-1.83382" calcext:value-type="float">
            <text:p>-1.83382</text:p>
          </table:table-cell>
          <table:table-cell office:value-type="float" office:value="0.556178" calcext:value-type="float">
            <text:p>0.556178</text:p>
          </table:table-cell>
          <table:table-cell table:number-columns-repeated="10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895431" calcext:value-type="float">
            <text:p>0.895431</text:p>
          </table:table-cell>
          <table:table-cell office:value-type="float" office:value="0.728051" calcext:value-type="float">
            <text:p>0.728051</text:p>
          </table:table-cell>
          <table:table-cell office:value-type="float" office:value="-0.109825" calcext:value-type="float">
            <text:p>-0.109825</text:p>
          </table:table-cell>
          <table:table-cell office:value-type="float" office:value="-0.723886" calcext:value-type="float">
            <text:p>-0.723886</text:p>
          </table:table-cell>
          <table:table-cell office:value-type="float" office:value="1.2203" calcext:value-type="float">
            <text:p>1.2203</text:p>
          </table:table-cell>
          <table:table-cell office:value-type="float" office:value="-0.27612" calcext:value-type="float">
            <text:p>-0.27612</text:p>
          </table:table-cell>
          <table:table-cell office:value-type="float" office:value="-1.79915" calcext:value-type="float">
            <text:p>-1.79915</text:p>
          </table:table-cell>
          <table:table-cell office:value-type="float" office:value="0.829904" calcext:value-type="float">
            <text:p>0.829904</text:p>
          </table:table-cell>
          <table:table-cell table:number-columns-repeated="10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31682" calcext:value-type="float">
            <text:p>0.931682</text:p>
          </table:table-cell>
          <table:table-cell office:value-type="float" office:value="0.721658" calcext:value-type="float">
            <text:p>0.721658</text:p>
          </table:table-cell>
          <table:table-cell office:value-type="float" office:value="-0.14579" calcext:value-type="float">
            <text:p>-0.14579</text:p>
          </table:table-cell>
          <table:table-cell office:value-type="float" office:value="-0.714221" calcext:value-type="float">
            <text:p>-0.714221</text:p>
          </table:table-cell>
          <table:table-cell office:value-type="float" office:value="1.20426" calcext:value-type="float">
            <text:p>1.20426</text:p>
          </table:table-cell>
          <table:table-cell office:value-type="float" office:value="-0.364927" calcext:value-type="float">
            <text:p>-0.364927</text:p>
          </table:table-cell>
          <table:table-cell office:value-type="float" office:value="-1.75091" calcext:value-type="float">
            <text:p>-1.75091</text:p>
          </table:table-cell>
          <table:table-cell office:value-type="float" office:value="1.09839" calcext:value-type="float">
            <text:p>1.09839</text:p>
          </table:table-cell>
          <table:table-cell table:number-columns-repeated="2"/>
          <table:table-cell office:value-type="string" calcext:value-type="string">
            <text:p>Klb 3</text:p>
          </table:table-cell>
          <table:table-cell table:number-columns-repeated="7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967567" calcext:value-type="float">
            <text:p>0.967567</text:p>
          </table:table-cell>
          <table:table-cell office:value-type="float" office:value="0.713481" calcext:value-type="float">
            <text:p>0.713481</text:p>
          </table:table-cell>
          <table:table-cell office:value-type="float" office:value="-0.181201" calcext:value-type="float">
            <text:p>-0.181201</text:p>
          </table:table-cell>
          <table:table-cell office:value-type="float" office:value="-0.701796" calcext:value-type="float">
            <text:p>-0.701796</text:p>
          </table:table-cell>
          <table:table-cell office:value-type="float" office:value="1.18385" calcext:value-type="float">
            <text:p>1.18385</text:p>
          </table:table-cell>
          <table:table-cell office:value-type="float" office:value="-0.45099" calcext:value-type="float">
            <text:p>-0.45099</text:p>
          </table:table-cell>
          <table:table-cell office:value-type="float" office:value="-1.68942" calcext:value-type="float">
            <text:p>-1.68942</text:p>
          </table:table-cell>
          <table:table-cell office:value-type="float" office:value="1.3599" calcext:value-type="float">
            <text:p>1.3599</text:p>
          </table:table-cell>
          <table:table-cell table:number-columns-repeated="10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003" calcext:value-type="float">
            <text:p>1.003</text:p>
          </table:table-cell>
          <table:table-cell office:value-type="float" office:value="0.70355" calcext:value-type="float">
            <text:p>0.70355</text:p>
          </table:table-cell>
          <table:table-cell office:value-type="float" office:value="-0.215923" calcext:value-type="float">
            <text:p>-0.215923</text:p>
          </table:table-cell>
          <table:table-cell office:value-type="float" office:value="-0.68661" calcext:value-type="float">
            <text:p>-0.68661</text:p>
          </table:table-cell>
          <table:table-cell office:value-type="float" office:value="1.15922" calcext:value-type="float">
            <text:p>1.15922</text:p>
          </table:table-cell>
          <table:table-cell office:value-type="float" office:value="-0.533655" calcext:value-type="float">
            <text:p>-0.533655</text:p>
          </table:table-cell>
          <table:table-cell office:value-type="float" office:value="-1.61507" calcext:value-type="float">
            <text:p>-1.61507</text:p>
          </table:table-cell>
          <table:table-cell office:value-type="float" office:value="1.61268" calcext:value-type="float">
            <text:p>1.61268</text:p>
          </table:table-cell>
          <table:table-cell table:number-columns-repeated="10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.03789" calcext:value-type="float">
            <text:p>1.03789</text:p>
          </table:table-cell>
          <table:table-cell office:value-type="float" office:value="0.691902" calcext:value-type="float">
            <text:p>0.691902</text:p>
          </table:table-cell>
          <table:table-cell office:value-type="float" office:value="-0.249816" calcext:value-type="float">
            <text:p>-0.249816</text:p>
          </table:table-cell>
          <table:table-cell office:value-type="float" office:value="-0.668662" calcext:value-type="float">
            <text:p>-0.668662</text:p>
          </table:table-cell>
          <table:table-cell office:value-type="float" office:value="1.13055" calcext:value-type="float">
            <text:p>1.13055</text:p>
          </table:table-cell>
          <table:table-cell office:value-type="float" office:value="-0.612291" calcext:value-type="float">
            <text:p>-0.612291</text:p>
          </table:table-cell>
          <table:table-cell office:value-type="float" office:value="-1.52833" calcext:value-type="float">
            <text:p>-1.52833</text:p>
          </table:table-cell>
          <table:table-cell office:value-type="float" office:value="1.85499" calcext:value-type="float">
            <text:p>1.85499</text:p>
          </table:table-cell>
          <table:table-cell table:number-columns-repeated="10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7216" calcext:value-type="float">
            <text:p>1.07216</text:p>
          </table:table-cell>
          <table:table-cell office:value-type="float" office:value="0.678584" calcext:value-type="float">
            <text:p>0.678584</text:p>
          </table:table-cell>
          <table:table-cell office:value-type="float" office:value="-0.282743" calcext:value-type="float">
            <text:p>-0.282743</text:p>
          </table:table-cell>
          <table:table-cell office:value-type="float" office:value="-0.647953" calcext:value-type="float">
            <text:p>-0.647953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-0.686291" calcext:value-type="float">
            <text:p>-0.686291</text:p>
          </table:table-cell>
          <table:table-cell office:value-type="float" office:value="-1.42977" calcext:value-type="float">
            <text:p>-1.42977</text:p>
          </table:table-cell>
          <table:table-cell office:value-type="float" office:value="2.08509" calcext:value-type="float">
            <text:p>2.08509</text:p>
          </table:table-cell>
          <table:table-cell table:number-columns-repeated="10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.10573" calcext:value-type="float">
            <text:p>1.10573</text:p>
          </table:table-cell>
          <table:table-cell office:value-type="float" office:value="0.663646" calcext:value-type="float">
            <text:p>0.663646</text:p>
          </table:table-cell>
          <table:table-cell office:value-type="float" office:value="-0.314566" calcext:value-type="float">
            <text:p>-0.314566</text:p>
          </table:table-cell>
          <table:table-cell office:value-type="float" office:value="-0.624484" calcext:value-type="float">
            <text:p>-0.624484</text:p>
          </table:table-cell>
          <table:table-cell office:value-type="float" office:value="1.06201" calcext:value-type="float">
            <text:p>1.06201</text:p>
          </table:table-cell>
          <table:table-cell office:value-type="float" office:value="-0.755082" calcext:value-type="float">
            <text:p>-0.755082</text:p>
          </table:table-cell>
          <table:table-cell office:value-type="float" office:value="-1.32005" calcext:value-type="float">
            <text:p>-1.32005</text:p>
          </table:table-cell>
          <table:table-cell office:value-type="float" office:value="2.30122" calcext:value-type="float">
            <text:p>2.30122</text:p>
          </table:table-cell>
          <table:table-cell table:number-columns-repeated="10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1385" calcext:value-type="float">
            <text:p>1.1385</text:p>
          </table:table-cell>
          <table:table-cell office:value-type="float" office:value="0.647148" calcext:value-type="float">
            <text:p>0.647148</text:p>
          </table:table-cell>
          <table:table-cell office:value-type="float" office:value="-0.345146" calcext:value-type="float">
            <text:p>-0.345146</text:p>
          </table:table-cell>
          <table:table-cell office:value-type="float" office:value="-0.598253" calcext:value-type="float">
            <text:p>-0.598253</text:p>
          </table:table-cell>
          <table:table-cell office:value-type="float" office:value="1.02265" calcext:value-type="float">
            <text:p>1.02265</text:p>
          </table:table-cell>
          <table:table-cell office:value-type="float" office:value="-0.818123" calcext:value-type="float">
            <text:p>-0.818123</text:p>
          </table:table-cell>
          <table:table-cell office:value-type="float" office:value="-1.19991" calcext:value-type="float">
            <text:p>-1.19991</text:p>
          </table:table-cell>
          <table:table-cell office:value-type="float" office:value="2.50164" calcext:value-type="float">
            <text:p>2.50164</text:p>
          </table:table-cell>
          <table:table-cell table:number-columns-repeated="10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17042" calcext:value-type="float">
            <text:p>1.17042</text:p>
          </table:table-cell>
          <table:table-cell office:value-type="float" office:value="0.629155" calcext:value-type="float">
            <text:p>0.629155</text:p>
          </table:table-cell>
          <table:table-cell office:value-type="float" office:value="-0.374345" calcext:value-type="float">
            <text:p>-0.374345</text:p>
          </table:table-cell>
          <table:table-cell office:value-type="float" office:value="-0.56926" calcext:value-type="float">
            <text:p>-0.56926</text:p>
          </table:table-cell>
          <table:table-cell office:value-type="float" office:value="0.980301" calcext:value-type="float">
            <text:p>0.980301</text:p>
          </table:table-cell>
          <table:table-cell office:value-type="float" office:value="-0.874914" calcext:value-type="float">
            <text:p>-0.874914</text:p>
          </table:table-cell>
          <table:table-cell office:value-type="float" office:value="-1.07018" calcext:value-type="float">
            <text:p>-1.07018</text:p>
          </table:table-cell>
          <table:table-cell office:value-type="float" office:value="2.68461" calcext:value-type="float">
            <text:p>2.68461</text:p>
          </table:table-cell>
          <table:table-cell table:number-columns-repeated="10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20139" calcext:value-type="float">
            <text:p>1.20139</text:p>
          </table:table-cell>
          <table:table-cell office:value-type="float" office:value="0.609739" calcext:value-type="float">
            <text:p>0.609739</text:p>
          </table:table-cell>
          <table:table-cell office:value-type="float" office:value="-0.402026" calcext:value-type="float">
            <text:p>-0.402026</text:p>
          </table:table-cell>
          <table:table-cell office:value-type="float" office:value="-0.537507" calcext:value-type="float">
            <text:p>-0.537507</text:p>
          </table:table-cell>
          <table:table-cell office:value-type="float" office:value="0.935274" calcext:value-type="float">
            <text:p>0.935274</text:p>
          </table:table-cell>
          <table:table-cell office:value-type="float" office:value="-0.924997" calcext:value-type="float">
            <text:p>-0.924997</text:p>
          </table:table-cell>
          <table:table-cell office:value-type="float" office:value="-0.931773" calcext:value-type="float">
            <text:p>-0.931773</text:p>
          </table:table-cell>
          <table:table-cell office:value-type="float" office:value="2.84838" calcext:value-type="float">
            <text:p>2.84838</text:p>
          </table:table-cell>
          <table:table-cell table:number-columns-repeated="10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.23137" calcext:value-type="float">
            <text:p>1.23137</text:p>
          </table:table-cell>
          <table:table-cell office:value-type="float" office:value="0.58898" calcext:value-type="float">
            <text:p>0.58898</text:p>
          </table:table-cell>
          <table:table-cell office:value-type="float" office:value="-0.42805" calcext:value-type="float">
            <text:p>-0.42805</text:p>
          </table:table-cell>
          <table:table-cell office:value-type="float" office:value="-0.502992" calcext:value-type="float">
            <text:p>-0.502992</text:p>
          </table:table-cell>
          <table:table-cell office:value-type="float" office:value="0.88792" calcext:value-type="float">
            <text:p>0.88792</text:p>
          </table:table-cell>
          <table:table-cell office:value-type="float" office:value="-0.967963" calcext:value-type="float">
            <text:p>-0.967963</text:p>
          </table:table-cell>
          <table:table-cell office:value-type="float" office:value="-0.785693" calcext:value-type="float">
            <text:p>-0.785693</text:p>
          </table:table-cell>
          <table:table-cell office:value-type="float" office:value="2.9912" calcext:value-type="float">
            <text:p>2.9912</text:p>
          </table:table-cell>
          <table:table-cell table:number-columns-repeated="10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26027" calcext:value-type="float">
            <text:p>1.26027</text:p>
          </table:table-cell>
          <table:table-cell office:value-type="float" office:value="0.566964" calcext:value-type="float">
            <text:p>0.566964</text:p>
          </table:table-cell>
          <table:table-cell office:value-type="float" office:value="-0.452279" calcext:value-type="float">
            <text:p>-0.452279</text:p>
          </table:table-cell>
          <table:table-cell office:value-type="float" office:value="-0.465717" calcext:value-type="float">
            <text:p>-0.465717</text:p>
          </table:table-cell>
          <table:table-cell office:value-type="float" office:value="0.838603" calcext:value-type="float">
            <text:p>0.838603</text:p>
          </table:table-cell>
          <table:table-cell office:value-type="float" office:value="-1.00346" calcext:value-type="float">
            <text:p>-1.00346</text:p>
          </table:table-cell>
          <table:table-cell office:value-type="float" office:value="-0.633031" calcext:value-type="float">
            <text:p>-0.633031</text:p>
          </table:table-cell>
          <table:table-cell office:value-type="float" office:value="3.11134" calcext:value-type="float">
            <text:p>3.11134</text:p>
          </table:table-cell>
          <table:table-cell table:number-columns-repeated="10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28804" calcext:value-type="float">
            <text:p>1.28804</text:p>
          </table:table-cell>
          <table:table-cell office:value-type="float" office:value="0.543784" calcext:value-type="float">
            <text:p>0.543784</text:p>
          </table:table-cell>
          <table:table-cell office:value-type="float" office:value="-0.474575" calcext:value-type="float">
            <text:p>-0.474575</text:p>
          </table:table-cell>
          <table:table-cell office:value-type="float" office:value="-0.42568" calcext:value-type="float">
            <text:p>-0.42568</text:p>
          </table:table-cell>
          <table:table-cell office:value-type="float" office:value="0.787704" calcext:value-type="float">
            <text:p>0.787704</text:p>
          </table:table-cell>
          <table:table-cell office:value-type="float" office:value="-1.03118" calcext:value-type="float">
            <text:p>-1.03118</text:p>
          </table:table-cell>
          <table:table-cell office:value-type="float" office:value="-0.474966" calcext:value-type="float">
            <text:p>-0.474966</text:p>
          </table:table-cell>
          <table:table-cell office:value-type="float" office:value="3.20704" calcext:value-type="float">
            <text:p>3.20704</text:p>
          </table:table-cell>
          <table:table-cell table:number-columns-repeated="10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31463" calcext:value-type="float">
            <text:p>1.31463</text:p>
          </table:table-cell>
          <table:table-cell office:value-type="float" office:value="0.519541" calcext:value-type="float">
            <text:p>0.519541</text:p>
          </table:table-cell>
          <table:table-cell office:value-type="float" office:value="-0.494801" calcext:value-type="float">
            <text:p>-0.494801</text:p>
          </table:table-cell>
          <table:table-cell office:value-type="float" office:value="-0.382882" calcext:value-type="float">
            <text:p>-0.382882</text:p>
          </table:table-cell>
          <table:table-cell office:value-type="float" office:value="0.735619" calcext:value-type="float">
            <text:p>0.735619</text:p>
          </table:table-cell>
          <table:table-cell office:value-type="float" office:value="-1.05088" calcext:value-type="float">
            <text:p>-1.05088</text:p>
          </table:table-cell>
          <table:table-cell office:value-type="float" office:value="-0.312763" calcext:value-type="float">
            <text:p>-0.312763</text:p>
          </table:table-cell>
          <table:table-cell office:value-type="float" office:value="3.27656" calcext:value-type="float">
            <text:p>3.27656</text:p>
          </table:table-cell>
          <table:table-cell table:number-columns-repeated="10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33998" calcext:value-type="float">
            <text:p>1.33998</text:p>
          </table:table-cell>
          <table:table-cell office:value-type="float" office:value="0.494341" calcext:value-type="float">
            <text:p>0.494341</text:p>
          </table:table-cell>
          <table:table-cell office:value-type="float" office:value="-0.512817" calcext:value-type="float">
            <text:p>-0.512817</text:p>
          </table:table-cell>
          <table:table-cell office:value-type="float" office:value="-0.337322" calcext:value-type="float">
            <text:p>-0.337322</text:p>
          </table:table-cell>
          <table:table-cell office:value-type="float" office:value="0.682752" calcext:value-type="float">
            <text:p>0.682752</text:p>
          </table:table-cell>
          <table:table-cell office:value-type="float" office:value="-1.06241" calcext:value-type="float">
            <text:p>-1.06241</text:p>
          </table:table-cell>
          <table:table-cell office:value-type="float" office:value="-0.147775" calcext:value-type="float">
            <text:p>-0.147775</text:p>
          </table:table-cell>
          <table:table-cell office:value-type="float" office:value="3.31816" calcext:value-type="float">
            <text:p>3.31816</text:p>
          </table:table-cell>
          <table:table-cell table:number-columns-repeated="10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36405" calcext:value-type="float">
            <text:p>1.36405</text:p>
          </table:table-cell>
          <table:table-cell office:value-type="float" office:value="0.468298" calcext:value-type="float">
            <text:p>0.468298</text:p>
          </table:table-cell>
          <table:table-cell office:value-type="float" office:value="-0.528487" calcext:value-type="float">
            <text:p>-0.528487</text:p>
          </table:table-cell>
          <table:table-cell office:value-type="float" office:value="-0.289002" calcext:value-type="float">
            <text:p>-0.289002</text:p>
          </table:table-cell>
          <table:table-cell office:value-type="float" office:value="0.629516" calcext:value-type="float">
            <text:p>0.629516</text:p>
          </table:table-cell>
          <table:table-cell office:value-type="float" office:value="-1.06564" calcext:value-type="float">
            <text:p>-1.06564</text:p>
          </table:table-cell>
          <table:table-cell office:value-type="float" office:value="0.0185587" calcext:value-type="float">
            <text:p>0.0185587</text:p>
          </table:table-cell>
          <table:table-cell office:value-type="float" office:value="3.33009" calcext:value-type="float">
            <text:p>3.33009</text:p>
          </table:table-cell>
          <table:table-cell table:number-columns-repeated="10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.3868" calcext:value-type="float">
            <text:p>1.3868</text:p>
          </table:table-cell>
          <table:table-cell office:value-type="float" office:value="0.441534" calcext:value-type="float">
            <text:p>0.441534</text:p>
          </table:table-cell>
          <table:table-cell office:value-type="float" office:value="-0.541672" calcext:value-type="float">
            <text:p>-0.541672</text:p>
          </table:table-cell>
          <table:table-cell office:value-type="float" office:value="-0.23792" calcext:value-type="float">
            <text:p>-0.23792</text:p>
          </table:table-cell>
          <table:table-cell office:value-type="float" office:value="0.576327" calcext:value-type="float">
            <text:p>0.576327</text:p>
          </table:table-cell>
          <table:table-cell office:value-type="float" office:value="-1.06055" calcext:value-type="float">
            <text:p>-1.0605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3.3106" calcext:value-type="float">
            <text:p>3.310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819" calcext:value-type="float">
            <text:p>1.40819</text:p>
          </table:table-cell>
          <table:table-cell office:value-type="float" office:value="0.414175" calcext:value-type="float">
            <text:p>0.414175</text:p>
          </table:table-cell>
          <table:table-cell office:value-type="float" office:value="-0.552233" calcext:value-type="float">
            <text:p>-0.552233</text:p>
          </table:table-cell>
          <table:table-cell office:value-type="float" office:value="-0.184078" calcext:value-type="float">
            <text:p>-0.184078</text:p>
          </table:table-cell>
          <table:table-cell office:value-type="float" office:value="0.523599" calcext:value-type="float">
            <text:p>0.523599</text:p>
          </table:table-cell>
          <table:table-cell office:value-type="float" office:value="-1.0472" calcext:value-type="float">
            <text:p>-1.0472</text:p>
          </table:table-cell>
          <table:table-cell office:value-type="float" office:value="0.349066" calcext:value-type="float">
            <text:p>0.349066</text:p>
          </table:table-cell>
          <table:table-cell office:value-type="float" office:value="3.25795" calcext:value-type="float">
            <text:p>3.25795</text:p>
          </table:table-cell>
          <table:table-cell table:number-columns-repeated="10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42821" calcext:value-type="float">
            <text:p>1.42821</text:p>
          </table:table-cell>
          <table:table-cell office:value-type="float" office:value="0.386356" calcext:value-type="float">
            <text:p>0.386356</text:p>
          </table:table-cell>
          <table:table-cell office:value-type="float" office:value="-0.560033" calcext:value-type="float">
            <text:p>-0.560033</text:p>
          </table:table-cell>
          <table:table-cell office:value-type="float" office:value="-0.127474" calcext:value-type="float">
            <text:p>-0.127474</text:p>
          </table:table-cell>
          <table:table-cell office:value-type="float" office:value="0.471743" calcext:value-type="float">
            <text:p>0.471743</text:p>
          </table:table-cell>
          <table:table-cell office:value-type="float" office:value="-1.0257" calcext:value-type="float">
            <text:p>-1.0257</text:p>
          </table:table-cell>
          <table:table-cell office:value-type="float" office:value="0.509923" calcext:value-type="float">
            <text:p>0.509923</text:p>
          </table:table-cell>
          <table:table-cell office:value-type="float" office:value="3.17039" calcext:value-type="float">
            <text:p>3.17039</text:p>
          </table:table-cell>
          <table:table-cell table:number-columns-repeated="10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44682" calcext:value-type="float">
            <text:p>1.44682</text:p>
          </table:table-cell>
          <table:table-cell office:value-type="float" office:value="0.35822" calcext:value-type="float">
            <text:p>0.35822</text:p>
          </table:table-cell>
          <table:table-cell office:value-type="float" office:value="-0.564934" calcext:value-type="float">
            <text:p>-0.564934</text:p>
          </table:table-cell>
          <table:table-cell office:value-type="float" office:value="-0.0681087" calcext:value-type="float">
            <text:p>-0.0681087</text:p>
          </table:table-cell>
          <table:table-cell office:value-type="float" office:value="0.42116" calcext:value-type="float">
            <text:p>0.42116</text:p>
          </table:table-cell>
          <table:table-cell office:value-type="float" office:value="-0.996293" calcext:value-type="float">
            <text:p>-0.996293</text:p>
          </table:table-cell>
          <table:table-cell office:value-type="float" office:value="0.665494" calcext:value-type="float">
            <text:p>0.665494</text:p>
          </table:table-cell>
          <table:table-cell office:value-type="float" office:value="3.04618" calcext:value-type="float">
            <text:p>3.04618</text:p>
          </table:table-cell>
          <table:table-cell table:number-columns-repeated="10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.46403" calcext:value-type="float">
            <text:p>1.46403</text:p>
          </table:table-cell>
          <table:table-cell office:value-type="float" office:value="0.329914" calcext:value-type="float">
            <text:p>0.329914</text:p>
          </table:table-cell>
          <table:table-cell office:value-type="float" office:value="-0.566798" calcext:value-type="float">
            <text:p>-0.566798</text:p>
          </table:table-cell>
          <table:table-cell office:value-type="float" office:value="-0.00598253" calcext:value-type="float">
            <text:p>-0.00598253</text:p>
          </table:table-cell>
          <table:table-cell office:value-type="float" office:value="0.37224" calcext:value-type="float">
            <text:p>0.37224</text:p>
          </table:table-cell>
          <table:table-cell office:value-type="float" office:value="-0.959275" calcext:value-type="float">
            <text:p>-0.959275</text:p>
          </table:table-cell>
          <table:table-cell office:value-type="float" office:value="0.813902" calcext:value-type="float">
            <text:p>0.813902</text:p>
          </table:table-cell>
          <table:table-cell office:value-type="float" office:value="2.88357" calcext:value-type="float">
            <text:p>2.88357</text:p>
          </table:table-cell>
          <table:table-cell table:number-columns-repeated="10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47982" calcext:value-type="float">
            <text:p>1.47982</text:p>
          </table:table-cell>
          <table:table-cell office:value-type="float" office:value="0.301593" calcext:value-type="float">
            <text:p>0.301593</text:p>
          </table:table-cell>
          <table:table-cell office:value-type="float" office:value="-0.565487" calcext:value-type="float">
            <text:p>-0.565487</text:p>
          </table:table-cell>
          <table:table-cell office:value-type="float" office:value="0.0589049" calcext:value-type="float">
            <text:p>0.0589049</text:p>
          </table:table-cell>
          <table:table-cell office:value-type="float" office:value="0.325353" calcext:value-type="float">
            <text:p>0.325353</text:p>
          </table:table-cell>
          <table:table-cell office:value-type="float" office:value="-0.915055" calcext:value-type="float">
            <text:p>-0.915055</text:p>
          </table:table-cell>
          <table:table-cell office:value-type="float" office:value="0.953182" calcext:value-type="float">
            <text:p>0.953182</text:p>
          </table:table-cell>
          <table:table-cell office:value-type="float" office:value="2.68083" calcext:value-type="float">
            <text:p>2.68083</text:p>
          </table:table-cell>
          <table:table-cell table:number-columns-repeated="10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.49419" calcext:value-type="float">
            <text:p>1.49419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-0.560862" calcext:value-type="float">
            <text:p>-0.560862</text:p>
          </table:table-cell>
          <table:table-cell office:value-type="float" office:value="0.126553" calcext:value-type="float">
            <text:p>0.126553</text:p>
          </table:table-cell>
          <table:table-cell office:value-type="float" office:value="0.280846" calcext:value-type="float">
            <text:p>0.280846</text:p>
          </table:table-cell>
          <table:table-cell office:value-type="float" office:value="-0.864143" calcext:value-type="float">
            <text:p>-0.864143</text:p>
          </table:table-cell>
          <table:table-cell office:value-type="float" office:value="1.08129" calcext:value-type="float">
            <text:p>1.08129</text:p>
          </table:table-cell>
          <table:table-cell office:value-type="float" office:value="2.43619" calcext:value-type="float">
            <text:p>2.43619</text:p>
          </table:table-cell>
          <table:table-cell table:number-columns-repeated="10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50716" calcext:value-type="float">
            <text:p>1.50716</text:p>
          </table:table-cell>
          <table:table-cell office:value-type="float" office:value="0.245564" calcext:value-type="float">
            <text:p>0.245564</text:p>
          </table:table-cell>
          <table:table-cell office:value-type="float" office:value="-0.552785" calcext:value-type="float">
            <text:p>-0.552785</text:p>
          </table:table-cell>
          <table:table-cell office:value-type="float" office:value="0.196963" calcext:value-type="float">
            <text:p>0.196963</text:p>
          </table:table-cell>
          <table:table-cell office:value-type="float" office:value="0.23904" calcext:value-type="float">
            <text:p>0.23904</text:p>
          </table:table-cell>
          <table:table-cell office:value-type="float" office:value="-0.807148" calcext:value-type="float">
            <text:p>-0.807148</text:p>
          </table:table-cell>
          <table:table-cell office:value-type="float" office:value="1.19607" calcext:value-type="float">
            <text:p>1.19607</text:p>
          </table:table-cell>
          <table:table-cell office:value-type="float" office:value="2.14792" calcext:value-type="float">
            <text:p>2.14792</text:p>
          </table:table-cell>
          <table:table-cell table:number-columns-repeated="10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.51875" calcext:value-type="float">
            <text:p>1.51875</text:p>
          </table:table-cell>
          <table:table-cell office:value-type="float" office:value="0.218201" calcext:value-type="float">
            <text:p>0.218201</text:p>
          </table:table-cell>
          <table:table-cell office:value-type="float" office:value="-0.541119" calcext:value-type="float">
            <text:p>-0.541119</text:p>
          </table:table-cell>
          <table:table-cell office:value-type="float" office:value="0.270134" calcext:value-type="float">
            <text:p>0.270134</text:p>
          </table:table-cell>
          <table:table-cell office:value-type="float" office:value="0.200221" calcext:value-type="float">
            <text:p>0.200221</text:p>
          </table:table-cell>
          <table:table-cell office:value-type="float" office:value="-0.744794" calcext:value-type="float">
            <text:p>-0.744794</text:p>
          </table:table-cell>
          <table:table-cell office:value-type="float" office:value="1.29532" calcext:value-type="float">
            <text:p>1.29532</text:p>
          </table:table-cell>
          <table:table-cell office:value-type="float" office:value="1.81427" calcext:value-type="float">
            <text:p>1.81427</text:p>
          </table:table-cell>
          <table:table-cell table:number-columns-repeated="10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52899" calcext:value-type="float">
            <text:p>1.52899</text:p>
          </table:table-cell>
          <table:table-cell office:value-type="float" office:value="0.191514" calcext:value-type="float">
            <text:p>0.191514</text:p>
          </table:table-cell>
          <table:table-cell office:value-type="float" office:value="-0.525726" calcext:value-type="float">
            <text:p>-0.525726</text:p>
          </table:table-cell>
          <table:table-cell office:value-type="float" office:value="0.346066" calcext:value-type="float">
            <text:p>0.346066</text:p>
          </table:table-cell>
          <table:table-cell office:value-type="float" office:value="0.164636" calcext:value-type="float">
            <text:p>0.164636</text:p>
          </table:table-cell>
          <table:table-cell office:value-type="float" office:value="-0.677914" calcext:value-type="float">
            <text:p>-0.677914</text:p>
          </table:table-cell>
          <table:table-cell office:value-type="float" office:value="1.37672" calcext:value-type="float">
            <text:p>1.37672</text:p>
          </table:table-cell>
          <table:table-cell office:value-type="float" office:value="1.4335" calcext:value-type="float">
            <text:p>1.4335</text:p>
          </table:table-cell>
          <table:table-cell table:number-columns-repeated="10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.53792" calcext:value-type="float">
            <text:p>1.53792</text:p>
          </table:table-cell>
          <table:table-cell office:value-type="float" office:value="0.165693" calcext:value-type="float">
            <text:p>0.165693</text:p>
          </table:table-cell>
          <table:table-cell office:value-type="float" office:value="-0.506467" calcext:value-type="float">
            <text:p>-0.506467</text:p>
          </table:table-cell>
          <table:table-cell office:value-type="float" office:value="0.424759" calcext:value-type="float">
            <text:p>0.424759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-0.60746" calcext:value-type="float">
            <text:p>-0.60746</text:p>
          </table:table-cell>
          <table:table-cell office:value-type="float" office:value="1.43786" calcext:value-type="float">
            <text:p>1.43786</text:p>
          </table:table-cell>
          <table:table-cell office:value-type="float" office:value="1.00386" calcext:value-type="float">
            <text:p>1.00386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54558" calcext:value-type="float">
            <text:p>1.54558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-0.483204" calcext:value-type="float">
            <text:p>-0.483204</text:p>
          </table:table-cell>
          <table:table-cell office:value-type="float" office:value="0.506214" calcext:value-type="float">
            <text:p>0.506214</text:p>
          </table:table-cell>
          <table:table-cell office:value-type="float" office:value="0.103932" calcext:value-type="float">
            <text:p>0.103932</text:p>
          </table:table-cell>
          <table:table-cell office:value-type="float" office:value="-0.534507" calcext:value-type="float">
            <text:p>-0.534507</text:p>
          </table:table-cell>
          <table:table-cell office:value-type="float" office:value="1.47626" calcext:value-type="float">
            <text:p>1.47626</text:p>
          </table:table-cell>
          <table:table-cell office:value-type="float" office:value="0.523599" calcext:value-type="float">
            <text:p>0.523599</text:p>
          </table:table-cell>
          <table:table-cell table:number-columns-repeated="10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.55204" calcext:value-type="float">
            <text:p>1.55204</text:p>
          </table:table-cell>
          <table:table-cell office:value-type="float" office:value="0.117442" calcext:value-type="float">
            <text:p>0.117442</text:p>
          </table:table-cell>
          <table:table-cell office:value-type="float" office:value="-0.455799" calcext:value-type="float">
            <text:p>-0.455799</text:p>
          </table:table-cell>
          <table:table-cell office:value-type="float" office:value="0.590429" calcext:value-type="float">
            <text:p>0.590429</text:p>
          </table:table-cell>
          <table:table-cell office:value-type="float" office:value="0.0790601" calcext:value-type="float">
            <text:p>0.0790601</text:p>
          </table:table-cell>
          <table:table-cell office:value-type="float" office:value="-0.460256" calcext:value-type="float">
            <text:p>-0.460256</text:p>
          </table:table-cell>
          <table:table-cell office:value-type="float" office:value="1.48934" calcext:value-type="float">
            <text:p>1.48934</text:p>
          </table:table-cell>
          <table:table-cell office:value-type="float" office:value="-0.00901753" calcext:value-type="float">
            <text:p>-0.00901753</text:p>
          </table:table-cell>
          <table:table-cell table:number-columns-repeated="10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55735" calcext:value-type="float">
            <text:p>1.55735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-0.424115" calcext:value-type="float">
            <text:p>-0.424115</text:p>
          </table:table-cell>
          <table:table-cell office:value-type="float" office:value="0.677406" calcext:value-type="float">
            <text:p>0.677406</text:p>
          </table:table-cell>
          <table:table-cell office:value-type="float" office:value="0.0579058" calcext:value-type="float">
            <text:p>0.0579058</text:p>
          </table:table-cell>
          <table:table-cell office:value-type="float" office:value="-0.386039" calcext:value-type="float">
            <text:p>-0.386039</text:p>
          </table:table-cell>
          <table:table-cell office:value-type="float" office:value="1.47445" calcext:value-type="float">
            <text:p>1.47445</text:p>
          </table:table-cell>
          <table:table-cell office:value-type="float" office:value="-0.595739" calcext:value-type="float">
            <text:p>-0.595739</text:p>
          </table:table-cell>
          <table:table-cell table:number-columns-repeated="10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.56161" calcext:value-type="float">
            <text:p>1.56161</text:p>
          </table:table-cell>
          <table:table-cell office:value-type="float" office:value="0.075104" calcext:value-type="float">
            <text:p>0.075104</text:p>
          </table:table-cell>
          <table:table-cell office:value-type="float" office:value="-0.388013" calcext:value-type="float">
            <text:p>-0.388013</text:p>
          </table:table-cell>
          <table:table-cell office:value-type="float" office:value="0.767144" calcext:value-type="float">
            <text:p>0.767144</text:p>
          </table:table-cell>
          <table:table-cell office:value-type="float" office:value="0.0404313" calcext:value-type="float">
            <text:p>0.0404313</text:p>
          </table:table-cell>
          <table:table-cell office:value-type="float" office:value="-0.313323" calcext:value-type="float">
            <text:p>-0.313323</text:p>
          </table:table-cell>
          <table:table-cell office:value-type="float" office:value="1.42884" calcext:value-type="float">
            <text:p>1.42884</text:p>
          </table:table-cell>
          <table:table-cell office:value-type="float" office:value="-1.23831" calcext:value-type="float">
            <text:p>-1.23831</text:p>
          </table:table-cell>
          <table:table-cell table:number-columns-repeated="10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56489" calcext:value-type="float">
            <text:p>1.56489</text:p>
          </table:table-cell>
          <table:table-cell office:value-type="float" office:value="0.0567005" calcext:value-type="float">
            <text:p>0.0567005</text:p>
          </table:table-cell>
          <table:table-cell office:value-type="float" office:value="-0.347355" calcext:value-type="float">
            <text:p>-0.347355</text:p>
          </table:table-cell>
          <table:table-cell office:value-type="float" office:value="0.859643" calcext:value-type="float">
            <text:p>0.859643</text:p>
          </table:table-cell>
          <table:table-cell office:value-type="float" office:value="0.0265218" calcext:value-type="float">
            <text:p>0.0265218</text:p>
          </table:table-cell>
          <table:table-cell office:value-type="float" office:value="-0.243714" calcext:value-type="float">
            <text:p>-0.243714</text:p>
          </table:table-cell>
          <table:table-cell office:value-type="float" office:value="1.34966" calcext:value-type="float">
            <text:p>1.34966</text:p>
          </table:table-cell>
          <table:table-cell office:value-type="float" office:value="-1.93848" calcext:value-type="float">
            <text:p>-1.93848</text:p>
          </table:table-cell>
          <table:table-cell table:number-columns-repeated="10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.56731" calcext:value-type="float">
            <text:p>1.56731</text:p>
          </table:table-cell>
          <table:table-cell office:value-type="float" office:value="0.0404468" calcext:value-type="float">
            <text:p>0.0404468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954903" calcext:value-type="float">
            <text:p>0.954903</text:p>
          </table:table-cell>
          <table:table-cell office:value-type="float" office:value="0.015979" calcext:value-type="float">
            <text:p>0.015979</text:p>
          </table:table-cell>
          <table:table-cell office:value-type="float" office:value="-0.178964" calcext:value-type="float">
            <text:p>-0.178964</text:p>
          </table:table-cell>
          <table:table-cell office:value-type="float" office:value="1.234" calcext:value-type="float">
            <text:p>1.234</text:p>
          </table:table-cell>
          <table:table-cell office:value-type="float" office:value="-2.69799" calcext:value-type="float">
            <text:p>-2.69799</text:p>
          </table:table-cell>
          <table:table-cell table:number-columns-repeated="10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56898" calcext:value-type="float">
            <text:p>1.56898</text:p>
          </table:table-cell>
          <table:table-cell office:value-type="float" office:value="0.0265808" calcext:value-type="float">
            <text:p>0.0265808</text:p>
          </table:table-cell>
          <table:table-cell office:value-type="float" office:value="-0.251818" calcext:value-type="float">
            <text:p>-0.251818</text:p>
          </table:table-cell>
          <table:table-cell office:value-type="float" office:value="1.05292" calcext:value-type="float">
            <text:p>1.05292</text:p>
          </table:table-cell>
          <table:table-cell office:value-type="float" office:value="0.00851286" calcext:value-type="float">
            <text:p>0.00851286</text:p>
          </table:table-cell>
          <table:table-cell office:value-type="float" office:value="-0.120972" calcext:value-type="float">
            <text:p>-0.120972</text:p>
          </table:table-cell>
          <table:table-cell office:value-type="float" office:value="1.07885" calcext:value-type="float">
            <text:p>1.07885</text:p>
          </table:table-cell>
          <table:table-cell office:value-type="float" office:value="-3.51858" calcext:value-type="float">
            <text:p>-3.51858</text:p>
          </table:table-cell>
          <table:table-cell table:number-columns-repeated="10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.57001" calcext:value-type="float">
            <text:p>1.57001</text:p>
          </table:table-cell>
          <table:table-cell office:value-type="float" office:value="0.0153478" calcext:value-type="float">
            <text:p>0.0153478</text:p>
          </table:table-cell>
          <table:table-cell office:value-type="float" office:value="-0.196664" calcext:value-type="float">
            <text:p>-0.196664</text:p>
          </table:table-cell>
          <table:table-cell office:value-type="float" office:value="1.15371" calcext:value-type="float">
            <text:p>1.15371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-0.0717896" calcext:value-type="float">
            <text:p>-0.0717896</text:p>
          </table:table-cell>
          <table:table-cell office:value-type="float" office:value="0.881097" calcext:value-type="float">
            <text:p>0.881097</text:p>
          </table:table-cell>
          <table:table-cell office:value-type="float" office:value="-4.40201" calcext:value-type="float">
            <text:p>-4.40201</text:p>
          </table:table-cell>
          <table:table-cell table:number-columns-repeated="10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57056" calcext:value-type="float">
            <text:p>1.57056</text:p>
          </table:table-cell>
          <table:table-cell office:value-type="float" office:value="0.00699955" calcext:value-type="float">
            <text:p>0.00699955</text:p>
          </table:table-cell>
          <table:table-cell office:value-type="float" office:value="-0.136402" calcext:value-type="float">
            <text:p>-0.136402</text:p>
          </table:table-cell>
          <table:table-cell office:value-type="float" office:value="1.25725" calcext:value-type="float">
            <text:p>1.25725</text:p>
          </table:table-cell>
          <table:table-cell office:value-type="float" office:value="0.00115035" calcext:value-type="float">
            <text:p>0.00115035</text:p>
          </table:table-cell>
          <table:table-cell office:value-type="float" office:value="-0.0336255" calcext:value-type="float">
            <text:p>-0.0336255</text:p>
          </table:table-cell>
          <table:table-cell office:value-type="float" office:value="0.637569" calcext:value-type="float">
            <text:p>0.637569</text:p>
          </table:table-cell>
          <table:table-cell office:value-type="float" office:value="-5.35002" calcext:value-type="float">
            <text:p>-5.35002</text:p>
          </table:table-cell>
          <table:table-cell table:number-columns-repeated="10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.57077" calcext:value-type="float">
            <text:p>1.57077</text:p>
          </table:table-cell>
          <table:table-cell office:value-type="float" office:value="0.00179505" calcext:value-type="float">
            <text:p>0.00179505</text:p>
          </table:table-cell>
          <table:table-cell office:value-type="float" office:value="-0.0708929" calcext:value-type="float">
            <text:p>-0.0708929</text:p>
          </table:table-cell>
          <table:table-cell office:value-type="float" office:value="1.36356" calcext:value-type="float">
            <text:p>1.36356</text:p>
          </table:table-cell>
          <table:table-cell office:value-type="float" office:value="0.000149395" calcext:value-type="float">
            <text:p>0.000149395</text:p>
          </table:table-cell>
          <table:table-cell office:value-type="float" office:value="-0.00885024" calcext:value-type="float">
            <text:p>-0.00885024</text:p>
          </table:table-cell>
          <table:table-cell office:value-type="float" office:value="0.34499" calcext:value-type="float">
            <text:p>0.34499</text:p>
          </table:table-cell>
          <table:table-cell office:value-type="float" office:value="-6.36434" calcext:value-type="float">
            <text:p>-6.3643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8.88178E-015" calcext:value-type="float">
            <text:p>-8.88E-15</text:p>
          </table:table-cell>
          <table:table-cell office:value-type="float" office:value="1.47262" calcext:value-type="float">
            <text:p>1.47262</text:p>
          </table:table-cell>
          <table:table-cell table:number-columns-repeated="2" table:style-name="ce1" office:value-type="float" office:value="-0.0000000000000142109" calcext:value-type="float">
            <text:p>-1.42E-14</text:p>
          </table:table-cell>
          <table:table-cell table:style-name="ce1" office:value-type="float" office:value="0.000000000000113687" calcext:value-type="float">
            <text:p>1.14E-13</text:p>
          </table:table-cell>
          <table:table-cell office:value-type="float" office:value="-7.44674" calcext:value-type="float">
            <text:p>-7.4467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21:58:09.375745811</meta:creation-date>
    <dc:date>2022-12-15T17:17:22.191267704</dc:date>
    <meta:editing-duration>PT15M9S</meta:editing-duration>
    <meta:editing-cycles>9</meta:editing-cycles>
    <meta:generator>LibreOffice/7.3.7.2$Linux_X86_64 LibreOffice_project/30$Build-2</meta:generator>
    <meta:document-statistic meta:table-count="1" meta:cell-count="73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5cm" svg:y="3.8cm" style:legend-expansion="custom" svg:width="2.053cm" svg:height="2.092cm" style:legend-expansion-aspect-ratio="0.981357552581262" chart:style-name="ch2"/>
        <chart:plot-area chart:style-name="ch3" table:cell-range-address="Sheet1.A1:Sheet1.E81" svg:x="0.151cm" svg:y="-0.028cm" svg:width="13.095cm" svg:height="8.639cm">
          <chart:coordinate-region svg:x="0.984cm" svg:y="0.171cm" svg:width="12.023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81" chart:class="chart:scatter">
            <chart:domain table:cell-range-address="Sheet1.A1:Sheet1.A81"/>
            <chart:data-point chart:repeated="81"/>
          </chart:series>
          <chart:series chart:style-name="ch8" chart:values-cell-range-address="Sheet1.C1:Sheet1.C81" chart:class="chart:scatter">
            <chart:data-point chart:repeated="81"/>
          </chart:series>
          <chart:series chart:style-name="ch9" chart:values-cell-range-address="Sheet1.D1:Sheet1.D81" chart:class="chart:scatter">
            <chart:data-point chart:repeated="81"/>
          </chart:series>
          <chart:series chart:style-name="ch10" chart:values-cell-range-address="Sheet1.E1:Sheet1.E8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81</svg:desc>
                </draw:g>
              </table:table-cell>
              <table:table-cell office:value-type="float" office:value="0">
                <text:p>0</text:p>
                <draw:g>
                  <svg:desc>Sheet1.B1:Sheet1.B81</svg:desc>
                </draw:g>
              </table:table-cell>
              <table:table-cell office:value-type="float" office:value="0">
                <text:p>0</text:p>
                <draw:g>
                  <svg:desc>Sheet1.C1:Sheet1.C81</svg:desc>
                </draw:g>
              </table:table-cell>
              <table:table-cell office:value-type="float" office:value="0">
                <text:p>0</text:p>
                <draw:g>
                  <svg:desc>Sheet1.D1:Sheet1.D81</svg:desc>
                </draw:g>
              </table:table-cell>
              <table:table-cell office:value-type="float" office:value="1.47262">
                <text:p>1.47262</text:p>
                <draw:g>
                  <svg:desc>Sheet1.E1:Sheet1.E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00301072">
                <text:p>0.0000301072</text:p>
              </table:table-cell>
              <table:table-cell office:value-type="float" office:value="0.00179505">
                <text:p>0.00179505</text:p>
              </table:table-cell>
              <table:table-cell office:value-type="float" office:value="0.0708929">
                <text:p>0.0708929</text:p>
              </table:table-cell>
              <table:table-cell office:value-type="float" office:value="1.36356">
                <text:p>1.36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0236325">
                <text:p>0.000236325</text:p>
              </table:table-cell>
              <table:table-cell office:value-type="float" office:value="0.00699955">
                <text:p>0.00699955</text:p>
              </table:table-cell>
              <table:table-cell office:value-type="float" office:value="0.136402">
                <text:p>0.136402</text:p>
              </table:table-cell>
              <table:table-cell office:value-type="float" office:value="1.25725">
                <text:p>1.25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0782454">
                <text:p>0.000782454</text:p>
              </table:table-cell>
              <table:table-cell office:value-type="float" office:value="0.0153478">
                <text:p>0.0153478</text:p>
              </table:table-cell>
              <table:table-cell office:value-type="float" office:value="0.196664">
                <text:p>0.196664</text:p>
              </table:table-cell>
              <table:table-cell office:value-type="float" office:value="1.15371">
                <text:p>1.15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181918">
                <text:p>0.00181918</text:p>
              </table:table-cell>
              <table:table-cell office:value-type="float" office:value="0.0265808">
                <text:p>0.0265808</text:p>
              </table:table-cell>
              <table:table-cell office:value-type="float" office:value="0.251818">
                <text:p>0.251818</text:p>
              </table:table-cell>
              <table:table-cell office:value-type="float" office:value="1.05292">
                <text:p>1.05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348441">
                <text:p>0.00348441</text:p>
              </table:table-cell>
              <table:table-cell office:value-type="float" office:value="0.0404468">
                <text:p>0.0404468</text:p>
              </table:table-cell>
              <table:table-cell office:value-type="float" office:value="0.302002">
                <text:p>0.302002</text:p>
              </table:table-cell>
              <table:table-cell office:value-type="float" office:value="0.954903">
                <text:p>0.954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590365">
                <text:p>0.00590365</text:p>
              </table:table-cell>
              <table:table-cell office:value-type="float" office:value="0.0567005">
                <text:p>0.0567005</text:p>
              </table:table-cell>
              <table:table-cell office:value-type="float" office:value="0.347355">
                <text:p>0.347355</text:p>
              </table:table-cell>
              <table:table-cell office:value-type="float" office:value="0.859643">
                <text:p>0.859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0919029">
                <text:p>0.00919029</text:p>
              </table:table-cell>
              <table:table-cell office:value-type="float" office:value="0.075104">
                <text:p>0.075104</text:p>
              </table:table-cell>
              <table:table-cell office:value-type="float" office:value="0.388013">
                <text:p>0.388013</text:p>
              </table:table-cell>
              <table:table-cell office:value-type="float" office:value="0.767144">
                <text:p>0.767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13446">
                <text:p>0.013446</text:p>
              </table:table-cell>
              <table:table-cell office:value-type="float" office:value="0.0954259">
                <text:p>0.0954259</text:p>
              </table:table-cell>
              <table:table-cell office:value-type="float" office:value="0.424115">
                <text:p>0.424115</text:p>
              </table:table-cell>
              <table:table-cell office:value-type="float" office:value="0.677406">
                <text:p>0.677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187611">
                <text:p>0.0187611</text:p>
              </table:table-cell>
              <table:table-cell office:value-type="float" office:value="0.117442">
                <text:p>0.117442</text:p>
              </table:table-cell>
              <table:table-cell office:value-type="float" office:value="0.455799">
                <text:p>0.455799</text:p>
              </table:table-cell>
              <table:table-cell office:value-type="float" office:value="0.590429">
                <text:p>0.590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252148">
                <text:p>0.0252148</text:p>
              </table:table-cell>
              <table:table-cell office:value-type="float" office:value="0.140934">
                <text:p>0.140934</text:p>
              </table:table-cell>
              <table:table-cell office:value-type="float" office:value="0.483204">
                <text:p>0.483204</text:p>
              </table:table-cell>
              <table:table-cell office:value-type="float" office:value="0.506214">
                <text:p>0.506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328757">
                <text:p>0.0328757</text:p>
              </table:table-cell>
              <table:table-cell office:value-type="float" office:value="0.165693">
                <text:p>0.165693</text:p>
              </table:table-cell>
              <table:table-cell office:value-type="float" office:value="0.506467">
                <text:p>0.506467</text:p>
              </table:table-cell>
              <table:table-cell office:value-type="float" office:value="0.424759">
                <text:p>0.424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418018">
                <text:p>0.0418018</text:p>
              </table:table-cell>
              <table:table-cell office:value-type="float" office:value="0.191514">
                <text:p>0.191514</text:p>
              </table:table-cell>
              <table:table-cell office:value-type="float" office:value="0.525726">
                <text:p>0.525726</text:p>
              </table:table-cell>
              <table:table-cell office:value-type="float" office:value="0.346066">
                <text:p>0.346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520415">
                <text:p>0.0520415</text:p>
              </table:table-cell>
              <table:table-cell office:value-type="float" office:value="0.218201">
                <text:p>0.218201</text:p>
              </table:table-cell>
              <table:table-cell office:value-type="float" office:value="0.541119">
                <text:p>0.541119</text:p>
              </table:table-cell>
              <table:table-cell office:value-type="float" office:value="0.270134">
                <text:p>0.270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636332">
                <text:p>0.0636332</text:p>
              </table:table-cell>
              <table:table-cell office:value-type="float" office:value="0.245564">
                <text:p>0.245564</text:p>
              </table:table-cell>
              <table:table-cell office:value-type="float" office:value="0.552785">
                <text:p>0.552785</text:p>
              </table:table-cell>
              <table:table-cell office:value-type="float" office:value="0.196963">
                <text:p>0.196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766062">
                <text:p>0.0766062</text:p>
              </table:table-cell>
              <table:table-cell office:value-type="float" office:value="0.27342">
                <text:p>0.27342</text:p>
              </table:table-cell>
              <table:table-cell office:value-type="float" office:value="0.560862">
                <text:p>0.560862</text:p>
              </table:table-cell>
              <table:table-cell office:value-type="float" office:value="0.126553">
                <text:p>0.126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909805">
                <text:p>0.0909805</text:p>
              </table:table-cell>
              <table:table-cell office:value-type="float" office:value="0.301593">
                <text:p>0.301593</text:p>
              </table:table-cell>
              <table:table-cell office:value-type="float" office:value="0.565487">
                <text:p>0.565487</text:p>
              </table:table-cell>
              <table:table-cell office:value-type="float" office:value="0.0589049">
                <text:p>0.0589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106768">
                <text:p>0.106768</text:p>
              </table:table-cell>
              <table:table-cell office:value-type="float" office:value="0.329914">
                <text:p>0.329914</text:p>
              </table:table-cell>
              <table:table-cell office:value-type="float" office:value="0.566798">
                <text:p>0.566798</text:p>
              </table:table-cell>
              <table:table-cell office:value-type="float" office:value="-0.00598253">
                <text:p>-0.00598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123972">
                <text:p>0.123972</text:p>
              </table:table-cell>
              <table:table-cell office:value-type="float" office:value="0.35822">
                <text:p>0.35822</text:p>
              </table:table-cell>
              <table:table-cell office:value-type="float" office:value="0.564934">
                <text:p>0.564934</text:p>
              </table:table-cell>
              <table:table-cell office:value-type="float" office:value="-0.0681087">
                <text:p>-0.0681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142587">
                <text:p>0.142587</text:p>
              </table:table-cell>
              <table:table-cell office:value-type="float" office:value="0.386356">
                <text:p>0.386356</text:p>
              </table:table-cell>
              <table:table-cell office:value-type="float" office:value="0.560033">
                <text:p>0.560033</text:p>
              </table:table-cell>
              <table:table-cell office:value-type="float" office:value="-0.127474">
                <text:p>-0.127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162602">
                <text:p>0.162602</text:p>
              </table:table-cell>
              <table:table-cell office:value-type="float" office:value="0.414175">
                <text:p>0.414175</text:p>
              </table:table-cell>
              <table:table-cell office:value-type="float" office:value="0.552233">
                <text:p>0.552233</text:p>
              </table:table-cell>
              <table:table-cell office:value-type="float" office:value="-0.184078">
                <text:p>-0.184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183997">
                <text:p>0.183997</text:p>
              </table:table-cell>
              <table:table-cell office:value-type="float" office:value="0.441534">
                <text:p>0.441534</text:p>
              </table:table-cell>
              <table:table-cell office:value-type="float" office:value="0.541672">
                <text:p>0.541672</text:p>
              </table:table-cell>
              <table:table-cell office:value-type="float" office:value="-0.23792">
                <text:p>-0.23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206745">
                <text:p>0.206745</text:p>
              </table:table-cell>
              <table:table-cell office:value-type="float" office:value="0.468298">
                <text:p>0.468298</text:p>
              </table:table-cell>
              <table:table-cell office:value-type="float" office:value="0.528487">
                <text:p>0.528487</text:p>
              </table:table-cell>
              <table:table-cell office:value-type="float" office:value="-0.289002">
                <text:p>-0.289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230815">
                <text:p>0.230815</text:p>
              </table:table-cell>
              <table:table-cell office:value-type="float" office:value="0.494341">
                <text:p>0.494341</text:p>
              </table:table-cell>
              <table:table-cell office:value-type="float" office:value="0.512817">
                <text:p>0.512817</text:p>
              </table:table-cell>
              <table:table-cell office:value-type="float" office:value="-0.337322">
                <text:p>-0.337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256165">
                <text:p>0.256165</text:p>
              </table:table-cell>
              <table:table-cell office:value-type="float" office:value="0.519541">
                <text:p>0.519541</text:p>
              </table:table-cell>
              <table:table-cell office:value-type="float" office:value="0.494801">
                <text:p>0.494801</text:p>
              </table:table-cell>
              <table:table-cell office:value-type="float" office:value="-0.382882">
                <text:p>-0.382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282753">
                <text:p>0.282753</text:p>
              </table:table-cell>
              <table:table-cell office:value-type="float" office:value="0.543784">
                <text:p>0.543784</text:p>
              </table:table-cell>
              <table:table-cell office:value-type="float" office:value="0.474575">
                <text:p>0.474575</text:p>
              </table:table-cell>
              <table:table-cell office:value-type="float" office:value="-0.42568">
                <text:p>-0.42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310526">
                <text:p>0.310526</text:p>
              </table:table-cell>
              <table:table-cell office:value-type="float" office:value="0.566964">
                <text:p>0.566964</text:p>
              </table:table-cell>
              <table:table-cell office:value-type="float" office:value="0.452279">
                <text:p>0.452279</text:p>
              </table:table-cell>
              <table:table-cell office:value-type="float" office:value="-0.465717">
                <text:p>-0.4657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33943">
                <text:p>0.33943</text:p>
              </table:table-cell>
              <table:table-cell office:value-type="float" office:value="0.58898">
                <text:p>0.58898</text:p>
              </table:table-cell>
              <table:table-cell office:value-type="float" office:value="0.42805">
                <text:p>0.42805</text:p>
              </table:table-cell>
              <table:table-cell office:value-type="float" office:value="-0.502992">
                <text:p>-0.502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369403">
                <text:p>0.369403</text:p>
              </table:table-cell>
              <table:table-cell office:value-type="float" office:value="0.609739">
                <text:p>0.609739</text:p>
              </table:table-cell>
              <table:table-cell office:value-type="float" office:value="0.402026">
                <text:p>0.402026</text:p>
              </table:table-cell>
              <table:table-cell office:value-type="float" office:value="-0.537507">
                <text:p>-0.537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400381">
                <text:p>0.400381</text:p>
              </table:table-cell>
              <table:table-cell office:value-type="float" office:value="0.629155">
                <text:p>0.629155</text:p>
              </table:table-cell>
              <table:table-cell office:value-type="float" office:value="0.374345">
                <text:p>0.374345</text:p>
              </table:table-cell>
              <table:table-cell office:value-type="float" office:value="-0.56926">
                <text:p>-0.569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432295">
                <text:p>0.432295</text:p>
              </table:table-cell>
              <table:table-cell office:value-type="float" office:value="0.647148">
                <text:p>0.647148</text:p>
              </table:table-cell>
              <table:table-cell office:value-type="float" office:value="0.345146">
                <text:p>0.345146</text:p>
              </table:table-cell>
              <table:table-cell office:value-type="float" office:value="-0.598253">
                <text:p>-0.598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465071">
                <text:p>0.465071</text:p>
              </table:table-cell>
              <table:table-cell office:value-type="float" office:value="0.663646">
                <text:p>0.663646</text:p>
              </table:table-cell>
              <table:table-cell office:value-type="float" office:value="0.314566">
                <text:p>0.314566</text:p>
              </table:table-cell>
              <table:table-cell office:value-type="float" office:value="-0.624484">
                <text:p>-0.624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498634">
                <text:p>0.498634</text:p>
              </table:table-cell>
              <table:table-cell office:value-type="float" office:value="0.678584">
                <text:p>0.678584</text:p>
              </table:table-cell>
              <table:table-cell office:value-type="float" office:value="0.282743">
                <text:p>0.282743</text:p>
              </table:table-cell>
              <table:table-cell office:value-type="float" office:value="-0.647953">
                <text:p>-0.647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532903">
                <text:p>0.532903</text:p>
              </table:table-cell>
              <table:table-cell office:value-type="float" office:value="0.691902">
                <text:p>0.691902</text:p>
              </table:table-cell>
              <table:table-cell office:value-type="float" office:value="0.249816">
                <text:p>0.249816</text:p>
              </table:table-cell>
              <table:table-cell office:value-type="float" office:value="-0.668662">
                <text:p>-0.668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567796">
                <text:p>0.567796</text:p>
              </table:table-cell>
              <table:table-cell office:value-type="float" office:value="0.70355">
                <text:p>0.70355</text:p>
              </table:table-cell>
              <table:table-cell office:value-type="float" office:value="0.215923">
                <text:p>0.215923</text:p>
              </table:table-cell>
              <table:table-cell office:value-type="float" office:value="-0.68661">
                <text:p>-0.68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603229">
                <text:p>0.603229</text:p>
              </table:table-cell>
              <table:table-cell office:value-type="float" office:value="0.713481">
                <text:p>0.713481</text:p>
              </table:table-cell>
              <table:table-cell office:value-type="float" office:value="0.181201">
                <text:p>0.181201</text:p>
              </table:table-cell>
              <table:table-cell office:value-type="float" office:value="-0.701796">
                <text:p>-0.701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639115">
                <text:p>0.639115</text:p>
              </table:table-cell>
              <table:table-cell office:value-type="float" office:value="0.721658">
                <text:p>0.721658</text:p>
              </table:table-cell>
              <table:table-cell office:value-type="float" office:value="0.14579">
                <text:p>0.14579</text:p>
              </table:table-cell>
              <table:table-cell office:value-type="float" office:value="-0.714221">
                <text:p>-0.714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675365">
                <text:p>0.675365</text:p>
              </table:table-cell>
              <table:table-cell office:value-type="float" office:value="0.728051">
                <text:p>0.728051</text:p>
              </table:table-cell>
              <table:table-cell office:value-type="float" office:value="0.109825">
                <text:p>0.109825</text:p>
              </table:table-cell>
              <table:table-cell office:value-type="float" office:value="-0.723886">
                <text:p>-0.7238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71189">
                <text:p>0.71189</text:p>
              </table:table-cell>
              <table:table-cell office:value-type="float" office:value="0.732634">
                <text:p>0.732634</text:p>
              </table:table-cell>
              <table:table-cell office:value-type="float" office:value="0.073447">
                <text:p>0.073447</text:p>
              </table:table-cell>
              <table:table-cell office:value-type="float" office:value="-0.730788">
                <text:p>-0.730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748598">
                <text:p>0.748598</text:p>
              </table:table-cell>
              <table:table-cell office:value-type="float" office:value="0.735391">
                <text:p>0.735391</text:p>
              </table:table-cell>
              <table:table-cell office:value-type="float" office:value="0.0367925">
                <text:p>0.0367925</text:p>
              </table:table-cell>
              <table:table-cell office:value-type="float" office:value="-0.73493">
                <text:p>-0.734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785398">
                <text:p>0.785398</text:p>
              </table:table-cell>
              <table:table-cell office:value-type="float" office:value="0.736311">
                <text:p>0.736311</text:p>
              </table:table-cell>
              <table:table-cell office:value-type="float" office:value="2.22045E-016">
                <text:p>2.22045E-016</text:p>
              </table:table-cell>
              <table:table-cell office:value-type="float" office:value="-0.736311">
                <text:p>-0.7363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822198">
                <text:p>0.822198</text:p>
              </table:table-cell>
              <table:table-cell office:value-type="float" office:value="0.735391">
                <text:p>0.735391</text:p>
              </table:table-cell>
              <table:table-cell office:value-type="float" office:value="-0.0367925">
                <text:p>-0.0367925</text:p>
              </table:table-cell>
              <table:table-cell office:value-type="float" office:value="-0.73493">
                <text:p>-0.73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858907">
                <text:p>0.858907</text:p>
              </table:table-cell>
              <table:table-cell office:value-type="float" office:value="0.732634">
                <text:p>0.732634</text:p>
              </table:table-cell>
              <table:table-cell office:value-type="float" office:value="-0.073447">
                <text:p>-0.073447</text:p>
              </table:table-cell>
              <table:table-cell office:value-type="float" office:value="-0.730788">
                <text:p>-0.730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895431">
                <text:p>0.895431</text:p>
              </table:table-cell>
              <table:table-cell office:value-type="float" office:value="0.728051">
                <text:p>0.728051</text:p>
              </table:table-cell>
              <table:table-cell office:value-type="float" office:value="-0.109825">
                <text:p>-0.109825</text:p>
              </table:table-cell>
              <table:table-cell office:value-type="float" office:value="-0.723886">
                <text:p>-0.723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931682">
                <text:p>0.931682</text:p>
              </table:table-cell>
              <table:table-cell office:value-type="float" office:value="0.721658">
                <text:p>0.721658</text:p>
              </table:table-cell>
              <table:table-cell office:value-type="float" office:value="-0.14579">
                <text:p>-0.14579</text:p>
              </table:table-cell>
              <table:table-cell office:value-type="float" office:value="-0.714221">
                <text:p>-0.714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967567">
                <text:p>0.967567</text:p>
              </table:table-cell>
              <table:table-cell office:value-type="float" office:value="0.713481">
                <text:p>0.713481</text:p>
              </table:table-cell>
              <table:table-cell office:value-type="float" office:value="-0.181201">
                <text:p>-0.181201</text:p>
              </table:table-cell>
              <table:table-cell office:value-type="float" office:value="-0.701796">
                <text:p>-0.7017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.003">
                <text:p>1.003</text:p>
              </table:table-cell>
              <table:table-cell office:value-type="float" office:value="0.70355">
                <text:p>0.70355</text:p>
              </table:table-cell>
              <table:table-cell office:value-type="float" office:value="-0.215923">
                <text:p>-0.215923</text:p>
              </table:table-cell>
              <table:table-cell office:value-type="float" office:value="-0.68661">
                <text:p>-0.686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03789">
                <text:p>1.03789</text:p>
              </table:table-cell>
              <table:table-cell office:value-type="float" office:value="0.691902">
                <text:p>0.691902</text:p>
              </table:table-cell>
              <table:table-cell office:value-type="float" office:value="-0.249816">
                <text:p>-0.249816</text:p>
              </table:table-cell>
              <table:table-cell office:value-type="float" office:value="-0.668662">
                <text:p>-0.668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07216">
                <text:p>1.07216</text:p>
              </table:table-cell>
              <table:table-cell office:value-type="float" office:value="0.678584">
                <text:p>0.678584</text:p>
              </table:table-cell>
              <table:table-cell office:value-type="float" office:value="-0.282743">
                <text:p>-0.282743</text:p>
              </table:table-cell>
              <table:table-cell office:value-type="float" office:value="-0.647953">
                <text:p>-0.6479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10573">
                <text:p>1.10573</text:p>
              </table:table-cell>
              <table:table-cell office:value-type="float" office:value="0.663646">
                <text:p>0.663646</text:p>
              </table:table-cell>
              <table:table-cell office:value-type="float" office:value="-0.314566">
                <text:p>-0.314566</text:p>
              </table:table-cell>
              <table:table-cell office:value-type="float" office:value="-0.624484">
                <text:p>-0.624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1385">
                <text:p>1.1385</text:p>
              </table:table-cell>
              <table:table-cell office:value-type="float" office:value="0.647148">
                <text:p>0.647148</text:p>
              </table:table-cell>
              <table:table-cell office:value-type="float" office:value="-0.345146">
                <text:p>-0.345146</text:p>
              </table:table-cell>
              <table:table-cell office:value-type="float" office:value="-0.598253">
                <text:p>-0.598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.17042">
                <text:p>1.17042</text:p>
              </table:table-cell>
              <table:table-cell office:value-type="float" office:value="0.629155">
                <text:p>0.629155</text:p>
              </table:table-cell>
              <table:table-cell office:value-type="float" office:value="-0.374345">
                <text:p>-0.374345</text:p>
              </table:table-cell>
              <table:table-cell office:value-type="float" office:value="-0.56926">
                <text:p>-0.569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.20139">
                <text:p>1.20139</text:p>
              </table:table-cell>
              <table:table-cell office:value-type="float" office:value="0.609739">
                <text:p>0.609739</text:p>
              </table:table-cell>
              <table:table-cell office:value-type="float" office:value="-0.402026">
                <text:p>-0.402026</text:p>
              </table:table-cell>
              <table:table-cell office:value-type="float" office:value="-0.537507">
                <text:p>-0.5375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.23137">
                <text:p>1.23137</text:p>
              </table:table-cell>
              <table:table-cell office:value-type="float" office:value="0.58898">
                <text:p>0.58898</text:p>
              </table:table-cell>
              <table:table-cell office:value-type="float" office:value="-0.42805">
                <text:p>-0.42805</text:p>
              </table:table-cell>
              <table:table-cell office:value-type="float" office:value="-0.502992">
                <text:p>-0.502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.26027">
                <text:p>1.26027</text:p>
              </table:table-cell>
              <table:table-cell office:value-type="float" office:value="0.566964">
                <text:p>0.566964</text:p>
              </table:table-cell>
              <table:table-cell office:value-type="float" office:value="-0.452279">
                <text:p>-0.452279</text:p>
              </table:table-cell>
              <table:table-cell office:value-type="float" office:value="-0.465717">
                <text:p>-0.4657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.28804">
                <text:p>1.28804</text:p>
              </table:table-cell>
              <table:table-cell office:value-type="float" office:value="0.543784">
                <text:p>0.543784</text:p>
              </table:table-cell>
              <table:table-cell office:value-type="float" office:value="-0.474575">
                <text:p>-0.474575</text:p>
              </table:table-cell>
              <table:table-cell office:value-type="float" office:value="-0.42568">
                <text:p>-0.425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.31463">
                <text:p>1.31463</text:p>
              </table:table-cell>
              <table:table-cell office:value-type="float" office:value="0.519541">
                <text:p>0.519541</text:p>
              </table:table-cell>
              <table:table-cell office:value-type="float" office:value="-0.494801">
                <text:p>-0.494801</text:p>
              </table:table-cell>
              <table:table-cell office:value-type="float" office:value="-0.382882">
                <text:p>-0.3828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.33998">
                <text:p>1.33998</text:p>
              </table:table-cell>
              <table:table-cell office:value-type="float" office:value="0.494341">
                <text:p>0.494341</text:p>
              </table:table-cell>
              <table:table-cell office:value-type="float" office:value="-0.512817">
                <text:p>-0.512817</text:p>
              </table:table-cell>
              <table:table-cell office:value-type="float" office:value="-0.337322">
                <text:p>-0.3373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.36405">
                <text:p>1.36405</text:p>
              </table:table-cell>
              <table:table-cell office:value-type="float" office:value="0.468298">
                <text:p>0.468298</text:p>
              </table:table-cell>
              <table:table-cell office:value-type="float" office:value="-0.528487">
                <text:p>-0.528487</text:p>
              </table:table-cell>
              <table:table-cell office:value-type="float" office:value="-0.289002">
                <text:p>-0.289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.3868">
                <text:p>1.3868</text:p>
              </table:table-cell>
              <table:table-cell office:value-type="float" office:value="0.441534">
                <text:p>0.441534</text:p>
              </table:table-cell>
              <table:table-cell office:value-type="float" office:value="-0.541672">
                <text:p>-0.541672</text:p>
              </table:table-cell>
              <table:table-cell office:value-type="float" office:value="-0.23792">
                <text:p>-0.23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.40819">
                <text:p>1.40819</text:p>
              </table:table-cell>
              <table:table-cell office:value-type="float" office:value="0.414175">
                <text:p>0.414175</text:p>
              </table:table-cell>
              <table:table-cell office:value-type="float" office:value="-0.552233">
                <text:p>-0.552233</text:p>
              </table:table-cell>
              <table:table-cell office:value-type="float" office:value="-0.184078">
                <text:p>-0.1840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1.42821">
                <text:p>1.42821</text:p>
              </table:table-cell>
              <table:table-cell office:value-type="float" office:value="0.386356">
                <text:p>0.386356</text:p>
              </table:table-cell>
              <table:table-cell office:value-type="float" office:value="-0.560033">
                <text:p>-0.560033</text:p>
              </table:table-cell>
              <table:table-cell office:value-type="float" office:value="-0.127474">
                <text:p>-0.1274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1.44682">
                <text:p>1.44682</text:p>
              </table:table-cell>
              <table:table-cell office:value-type="float" office:value="0.35822">
                <text:p>0.35822</text:p>
              </table:table-cell>
              <table:table-cell office:value-type="float" office:value="-0.564934">
                <text:p>-0.564934</text:p>
              </table:table-cell>
              <table:table-cell office:value-type="float" office:value="-0.0681087">
                <text:p>-0.0681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1.46403">
                <text:p>1.46403</text:p>
              </table:table-cell>
              <table:table-cell office:value-type="float" office:value="0.329914">
                <text:p>0.329914</text:p>
              </table:table-cell>
              <table:table-cell office:value-type="float" office:value="-0.566798">
                <text:p>-0.566798</text:p>
              </table:table-cell>
              <table:table-cell office:value-type="float" office:value="-0.00598253">
                <text:p>-0.00598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1.47982">
                <text:p>1.47982</text:p>
              </table:table-cell>
              <table:table-cell office:value-type="float" office:value="0.301593">
                <text:p>0.301593</text:p>
              </table:table-cell>
              <table:table-cell office:value-type="float" office:value="-0.565487">
                <text:p>-0.565487</text:p>
              </table:table-cell>
              <table:table-cell office:value-type="float" office:value="0.0589049">
                <text:p>0.05890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1.49419">
                <text:p>1.49419</text:p>
              </table:table-cell>
              <table:table-cell office:value-type="float" office:value="0.27342">
                <text:p>0.27342</text:p>
              </table:table-cell>
              <table:table-cell office:value-type="float" office:value="-0.560862">
                <text:p>-0.560862</text:p>
              </table:table-cell>
              <table:table-cell office:value-type="float" office:value="0.126553">
                <text:p>0.1265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1.50716">
                <text:p>1.50716</text:p>
              </table:table-cell>
              <table:table-cell office:value-type="float" office:value="0.245564">
                <text:p>0.245564</text:p>
              </table:table-cell>
              <table:table-cell office:value-type="float" office:value="-0.552785">
                <text:p>-0.552785</text:p>
              </table:table-cell>
              <table:table-cell office:value-type="float" office:value="0.196963">
                <text:p>0.1969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1.51875">
                <text:p>1.51875</text:p>
              </table:table-cell>
              <table:table-cell office:value-type="float" office:value="0.218201">
                <text:p>0.218201</text:p>
              </table:table-cell>
              <table:table-cell office:value-type="float" office:value="-0.541119">
                <text:p>-0.541119</text:p>
              </table:table-cell>
              <table:table-cell office:value-type="float" office:value="0.270134">
                <text:p>0.2701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1.52899">
                <text:p>1.52899</text:p>
              </table:table-cell>
              <table:table-cell office:value-type="float" office:value="0.191514">
                <text:p>0.191514</text:p>
              </table:table-cell>
              <table:table-cell office:value-type="float" office:value="-0.525726">
                <text:p>-0.525726</text:p>
              </table:table-cell>
              <table:table-cell office:value-type="float" office:value="0.346066">
                <text:p>0.3460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1.53792">
                <text:p>1.53792</text:p>
              </table:table-cell>
              <table:table-cell office:value-type="float" office:value="0.165693">
                <text:p>0.165693</text:p>
              </table:table-cell>
              <table:table-cell office:value-type="float" office:value="-0.506467">
                <text:p>-0.506467</text:p>
              </table:table-cell>
              <table:table-cell office:value-type="float" office:value="0.424759">
                <text:p>0.424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1.54558">
                <text:p>1.54558</text:p>
              </table:table-cell>
              <table:table-cell office:value-type="float" office:value="0.140934">
                <text:p>0.140934</text:p>
              </table:table-cell>
              <table:table-cell office:value-type="float" office:value="-0.483204">
                <text:p>-0.483204</text:p>
              </table:table-cell>
              <table:table-cell office:value-type="float" office:value="0.506214">
                <text:p>0.5062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1.55204">
                <text:p>1.55204</text:p>
              </table:table-cell>
              <table:table-cell office:value-type="float" office:value="0.117442">
                <text:p>0.117442</text:p>
              </table:table-cell>
              <table:table-cell office:value-type="float" office:value="-0.455799">
                <text:p>-0.455799</text:p>
              </table:table-cell>
              <table:table-cell office:value-type="float" office:value="0.590429">
                <text:p>0.590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1.55735">
                <text:p>1.55735</text:p>
              </table:table-cell>
              <table:table-cell office:value-type="float" office:value="0.0954259">
                <text:p>0.0954259</text:p>
              </table:table-cell>
              <table:table-cell office:value-type="float" office:value="-0.424115">
                <text:p>-0.424115</text:p>
              </table:table-cell>
              <table:table-cell office:value-type="float" office:value="0.677406">
                <text:p>0.6774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1.56161">
                <text:p>1.56161</text:p>
              </table:table-cell>
              <table:table-cell office:value-type="float" office:value="0.075104">
                <text:p>0.075104</text:p>
              </table:table-cell>
              <table:table-cell office:value-type="float" office:value="-0.388013">
                <text:p>-0.388013</text:p>
              </table:table-cell>
              <table:table-cell office:value-type="float" office:value="0.767144">
                <text:p>0.767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1.56489">
                <text:p>1.56489</text:p>
              </table:table-cell>
              <table:table-cell office:value-type="float" office:value="0.0567005">
                <text:p>0.0567005</text:p>
              </table:table-cell>
              <table:table-cell office:value-type="float" office:value="-0.347355">
                <text:p>-0.347355</text:p>
              </table:table-cell>
              <table:table-cell office:value-type="float" office:value="0.859643">
                <text:p>0.8596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1.56731">
                <text:p>1.56731</text:p>
              </table:table-cell>
              <table:table-cell office:value-type="float" office:value="0.0404468">
                <text:p>0.0404468</text:p>
              </table:table-cell>
              <table:table-cell office:value-type="float" office:value="-0.302002">
                <text:p>-0.302002</text:p>
              </table:table-cell>
              <table:table-cell office:value-type="float" office:value="0.954903">
                <text:p>0.9549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1.56898">
                <text:p>1.56898</text:p>
              </table:table-cell>
              <table:table-cell office:value-type="float" office:value="0.0265808">
                <text:p>0.0265808</text:p>
              </table:table-cell>
              <table:table-cell office:value-type="float" office:value="-0.251818">
                <text:p>-0.251818</text:p>
              </table:table-cell>
              <table:table-cell office:value-type="float" office:value="1.05292">
                <text:p>1.05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1.57001">
                <text:p>1.57001</text:p>
              </table:table-cell>
              <table:table-cell office:value-type="float" office:value="0.0153478">
                <text:p>0.0153478</text:p>
              </table:table-cell>
              <table:table-cell office:value-type="float" office:value="-0.196664">
                <text:p>-0.196664</text:p>
              </table:table-cell>
              <table:table-cell office:value-type="float" office:value="1.15371">
                <text:p>1.15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1.57056">
                <text:p>1.57056</text:p>
              </table:table-cell>
              <table:table-cell office:value-type="float" office:value="0.00699955">
                <text:p>0.00699955</text:p>
              </table:table-cell>
              <table:table-cell office:value-type="float" office:value="-0.136402">
                <text:p>-0.136402</text:p>
              </table:table-cell>
              <table:table-cell office:value-type="float" office:value="1.25725">
                <text:p>1.257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1.57077">
                <text:p>1.57077</text:p>
              </table:table-cell>
              <table:table-cell office:value-type="float" office:value="0.00179505">
                <text:p>0.00179505</text:p>
              </table:table-cell>
              <table:table-cell office:value-type="float" office:value="-0.0708929">
                <text:p>-0.0708929</text:p>
              </table:table-cell>
              <table:table-cell office:value-type="float" office:value="1.36356">
                <text:p>1.36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-8.88178E-015">
                <text:p>-8.88178E-015</text:p>
              </table:table-cell>
              <table:table-cell office:value-type="float" office:value="1.47262">
                <text:p>1.47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3.454cm" style:legend-expansion="high" chart:style-name="ch2"/>
        <chart:plot-area chart:style-name="ch3" table:cell-range-address="Sheet1.A1:Sheet1.A81 Sheet1.F1:Sheet1.I81" svg:x="0.32cm" svg:y="0.18cm" svg:width="13.07cm" svg:height="8.64cm">
          <chart:coordinate-region svg:x="1.047cm" svg:y="0.379cm" svg:width="12.10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:Sheet1.F81" chart:class="chart:scatter">
            <chart:domain table:cell-range-address="Sheet1.A1:Sheet1.A81"/>
            <chart:data-point chart:repeated="81"/>
          </chart:series>
          <chart:series chart:style-name="ch8" chart:values-cell-range-address="Sheet1.G1:Sheet1.G81" chart:class="chart:scatter">
            <chart:data-point chart:repeated="81"/>
          </chart:series>
          <chart:series chart:style-name="ch9" chart:values-cell-range-address="Sheet1.H1:Sheet1.H81" chart:class="chart:scatter">
            <chart:data-point chart:repeated="81"/>
          </chart:series>
          <chart:series chart:style-name="ch10" chart:values-cell-range-address="Sheet1.I1:Sheet1.I8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81</svg:desc>
                </draw:g>
              </table:table-cell>
              <table:table-cell office:value-type="float" office:value="0">
                <text:p>0</text:p>
                <draw:g>
                  <svg:desc>Sheet1.F1:Sheet1.F81</svg:desc>
                </draw:g>
              </table:table-cell>
              <table:table-cell office:value-type="float" office:value="0">
                <text:p>0</text:p>
                <draw:g>
                  <svg:desc>Sheet1.G1:Sheet1.G81</svg:desc>
                </draw:g>
              </table:table-cell>
              <table:table-cell office:value-type="float" office:value="0">
                <text:p>0</text:p>
                <draw:g>
                  <svg:desc>Sheet1.H1:Sheet1.H81</svg:desc>
                </draw:g>
              </table:table-cell>
              <table:table-cell office:value-type="float" office:value="7.44674">
                <text:p>7.44674</text:p>
                <draw:g>
                  <svg:desc>Sheet1.I1:Sheet1.I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0149395">
                <text:p>0.000149395</text:p>
              </table:table-cell>
              <table:table-cell office:value-type="float" office:value="0.00885024">
                <text:p>0.00885024</text:p>
              </table:table-cell>
              <table:table-cell office:value-type="float" office:value="0.34499">
                <text:p>0.34499</text:p>
              </table:table-cell>
              <table:table-cell office:value-type="float" office:value="6.36434">
                <text:p>6.36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115035">
                <text:p>0.00115035</text:p>
              </table:table-cell>
              <table:table-cell office:value-type="float" office:value="0.0336255">
                <text:p>0.0336255</text:p>
              </table:table-cell>
              <table:table-cell office:value-type="float" office:value="0.637569">
                <text:p>0.637569</text:p>
              </table:table-cell>
              <table:table-cell office:value-type="float" office:value="5.35002">
                <text:p>5.35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3735">
                <text:p>0.003735</text:p>
              </table:table-cell>
              <table:table-cell office:value-type="float" office:value="0.0717896">
                <text:p>0.0717896</text:p>
              </table:table-cell>
              <table:table-cell office:value-type="float" office:value="0.881097">
                <text:p>0.881097</text:p>
              </table:table-cell>
              <table:table-cell office:value-type="float" office:value="4.40201">
                <text:p>4.40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851286">
                <text:p>0.00851286</text:p>
              </table:table-cell>
              <table:table-cell office:value-type="float" office:value="0.120972">
                <text:p>0.120972</text:p>
              </table:table-cell>
              <table:table-cell office:value-type="float" office:value="1.07885">
                <text:p>1.07885</text:p>
              </table:table-cell>
              <table:table-cell office:value-type="float" office:value="3.51858">
                <text:p>3.51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5979">
                <text:p>0.015979</text:p>
              </table:table-cell>
              <table:table-cell office:value-type="float" office:value="0.178964">
                <text:p>0.178964</text:p>
              </table:table-cell>
              <table:table-cell office:value-type="float" office:value="1.234">
                <text:p>1.234</text:p>
              </table:table-cell>
              <table:table-cell office:value-type="float" office:value="2.69799">
                <text:p>2.69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65218">
                <text:p>0.0265218</text:p>
              </table:table-cell>
              <table:table-cell office:value-type="float" office:value="0.243714">
                <text:p>0.243714</text:p>
              </table:table-cell>
              <table:table-cell office:value-type="float" office:value="1.34966">
                <text:p>1.34966</text:p>
              </table:table-cell>
              <table:table-cell office:value-type="float" office:value="1.93848">
                <text:p>1.93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404313">
                <text:p>0.0404313</text:p>
              </table:table-cell>
              <table:table-cell office:value-type="float" office:value="0.313323">
                <text:p>0.313323</text:p>
              </table:table-cell>
              <table:table-cell office:value-type="float" office:value="1.42884">
                <text:p>1.42884</text:p>
              </table:table-cell>
              <table:table-cell office:value-type="float" office:value="1.23831">
                <text:p>1.23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579058">
                <text:p>0.0579058</text:p>
              </table:table-cell>
              <table:table-cell office:value-type="float" office:value="0.386039">
                <text:p>0.386039</text:p>
              </table:table-cell>
              <table:table-cell office:value-type="float" office:value="1.47445">
                <text:p>1.47445</text:p>
              </table:table-cell>
              <table:table-cell office:value-type="float" office:value="0.595739">
                <text:p>0.595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790601">
                <text:p>0.0790601</text:p>
              </table:table-cell>
              <table:table-cell office:value-type="float" office:value="0.460256">
                <text:p>0.460256</text:p>
              </table:table-cell>
              <table:table-cell office:value-type="float" office:value="1.48934">
                <text:p>1.48934</text:p>
              </table:table-cell>
              <table:table-cell office:value-type="float" office:value="0.00901753">
                <text:p>0.009017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103932">
                <text:p>0.103932</text:p>
              </table:table-cell>
              <table:table-cell office:value-type="float" office:value="0.534507">
                <text:p>0.534507</text:p>
              </table:table-cell>
              <table:table-cell office:value-type="float" office:value="1.47626">
                <text:p>1.47626</text:p>
              </table:table-cell>
              <table:table-cell office:value-type="float" office:value="-0.523599">
                <text:p>-0.523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132489">
                <text:p>0.132489</text:p>
              </table:table-cell>
              <table:table-cell office:value-type="float" office:value="0.60746">
                <text:p>0.60746</text:p>
              </table:table-cell>
              <table:table-cell office:value-type="float" office:value="1.43786">
                <text:p>1.43786</text:p>
              </table:table-cell>
              <table:table-cell office:value-type="float" office:value="-1.00386">
                <text:p>-1.00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164636">
                <text:p>0.164636</text:p>
              </table:table-cell>
              <table:table-cell office:value-type="float" office:value="0.677914">
                <text:p>0.677914</text:p>
              </table:table-cell>
              <table:table-cell office:value-type="float" office:value="1.37672">
                <text:p>1.37672</text:p>
              </table:table-cell>
              <table:table-cell office:value-type="float" office:value="-1.4335">
                <text:p>-1.4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200221">
                <text:p>0.200221</text:p>
              </table:table-cell>
              <table:table-cell office:value-type="float" office:value="0.744794">
                <text:p>0.744794</text:p>
              </table:table-cell>
              <table:table-cell office:value-type="float" office:value="1.29532">
                <text:p>1.29532</text:p>
              </table:table-cell>
              <table:table-cell office:value-type="float" office:value="-1.81427">
                <text:p>-1.81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23904">
                <text:p>0.23904</text:p>
              </table:table-cell>
              <table:table-cell office:value-type="float" office:value="0.807148">
                <text:p>0.807148</text:p>
              </table:table-cell>
              <table:table-cell office:value-type="float" office:value="1.19607">
                <text:p>1.19607</text:p>
              </table:table-cell>
              <table:table-cell office:value-type="float" office:value="-2.14792">
                <text:p>-2.14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80846">
                <text:p>0.280846</text:p>
              </table:table-cell>
              <table:table-cell office:value-type="float" office:value="0.864143">
                <text:p>0.864143</text:p>
              </table:table-cell>
              <table:table-cell office:value-type="float" office:value="1.08129">
                <text:p>1.08129</text:p>
              </table:table-cell>
              <table:table-cell office:value-type="float" office:value="-2.43619">
                <text:p>-2.436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325353">
                <text:p>0.325353</text:p>
              </table:table-cell>
              <table:table-cell office:value-type="float" office:value="0.915055">
                <text:p>0.915055</text:p>
              </table:table-cell>
              <table:table-cell office:value-type="float" office:value="0.953182">
                <text:p>0.953182</text:p>
              </table:table-cell>
              <table:table-cell office:value-type="float" office:value="-2.68083">
                <text:p>-2.68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37224">
                <text:p>0.37224</text:p>
              </table:table-cell>
              <table:table-cell office:value-type="float" office:value="0.959275">
                <text:p>0.959275</text:p>
              </table:table-cell>
              <table:table-cell office:value-type="float" office:value="0.813902">
                <text:p>0.813902</text:p>
              </table:table-cell>
              <table:table-cell office:value-type="float" office:value="-2.88357">
                <text:p>-2.88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42116">
                <text:p>0.42116</text:p>
              </table:table-cell>
              <table:table-cell office:value-type="float" office:value="0.996293">
                <text:p>0.996293</text:p>
              </table:table-cell>
              <table:table-cell office:value-type="float" office:value="0.665494">
                <text:p>0.665494</text:p>
              </table:table-cell>
              <table:table-cell office:value-type="float" office:value="-3.04618">
                <text:p>-3.04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471743">
                <text:p>0.471743</text:p>
              </table:table-cell>
              <table:table-cell office:value-type="float" office:value="1.0257">
                <text:p>1.0257</text:p>
              </table:table-cell>
              <table:table-cell office:value-type="float" office:value="0.509923">
                <text:p>0.509923</text:p>
              </table:table-cell>
              <table:table-cell office:value-type="float" office:value="-3.17039">
                <text:p>-3.17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523599">
                <text:p>0.523599</text:p>
              </table:table-cell>
              <table:table-cell office:value-type="float" office:value="1.0472">
                <text:p>1.0472</text:p>
              </table:table-cell>
              <table:table-cell office:value-type="float" office:value="0.349066">
                <text:p>0.349066</text:p>
              </table:table-cell>
              <table:table-cell office:value-type="float" office:value="-3.25795">
                <text:p>-3.25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576327">
                <text:p>0.576327</text:p>
              </table:table-cell>
              <table:table-cell office:value-type="float" office:value="1.06055">
                <text:p>1.06055</text:p>
              </table:table-cell>
              <table:table-cell office:value-type="float" office:value="0.18471">
                <text:p>0.18471</text:p>
              </table:table-cell>
              <table:table-cell office:value-type="float" office:value="-3.3106">
                <text:p>-3.3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629516">
                <text:p>0.629516</text:p>
              </table:table-cell>
              <table:table-cell office:value-type="float" office:value="1.06564">
                <text:p>1.06564</text:p>
              </table:table-cell>
              <table:table-cell office:value-type="float" office:value="0.0185587">
                <text:p>0.0185587</text:p>
              </table:table-cell>
              <table:table-cell office:value-type="float" office:value="-3.33009">
                <text:p>-3.33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682752">
                <text:p>0.682752</text:p>
              </table:table-cell>
              <table:table-cell office:value-type="float" office:value="1.06241">
                <text:p>1.06241</text:p>
              </table:table-cell>
              <table:table-cell office:value-type="float" office:value="-0.147775">
                <text:p>-0.147775</text:p>
              </table:table-cell>
              <table:table-cell office:value-type="float" office:value="-3.31816">
                <text:p>-3.31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735619">
                <text:p>0.735619</text:p>
              </table:table-cell>
              <table:table-cell office:value-type="float" office:value="1.05088">
                <text:p>1.05088</text:p>
              </table:table-cell>
              <table:table-cell office:value-type="float" office:value="-0.312763">
                <text:p>-0.312763</text:p>
              </table:table-cell>
              <table:table-cell office:value-type="float" office:value="-3.27656">
                <text:p>-3.27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787704">
                <text:p>0.787704</text:p>
              </table:table-cell>
              <table:table-cell office:value-type="float" office:value="1.03118">
                <text:p>1.03118</text:p>
              </table:table-cell>
              <table:table-cell office:value-type="float" office:value="-0.474966">
                <text:p>-0.474966</text:p>
              </table:table-cell>
              <table:table-cell office:value-type="float" office:value="-3.20704">
                <text:p>-3.20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838603">
                <text:p>0.838603</text:p>
              </table:table-cell>
              <table:table-cell office:value-type="float" office:value="1.00346">
                <text:p>1.00346</text:p>
              </table:table-cell>
              <table:table-cell office:value-type="float" office:value="-0.633031">
                <text:p>-0.633031</text:p>
              </table:table-cell>
              <table:table-cell office:value-type="float" office:value="-3.11134">
                <text:p>-3.11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88792">
                <text:p>0.88792</text:p>
              </table:table-cell>
              <table:table-cell office:value-type="float" office:value="0.967963">
                <text:p>0.967963</text:p>
              </table:table-cell>
              <table:table-cell office:value-type="float" office:value="-0.785693">
                <text:p>-0.785693</text:p>
              </table:table-cell>
              <table:table-cell office:value-type="float" office:value="-2.9912">
                <text:p>-2.9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935274">
                <text:p>0.935274</text:p>
              </table:table-cell>
              <table:table-cell office:value-type="float" office:value="0.924997">
                <text:p>0.924997</text:p>
              </table:table-cell>
              <table:table-cell office:value-type="float" office:value="-0.931773">
                <text:p>-0.931773</text:p>
              </table:table-cell>
              <table:table-cell office:value-type="float" office:value="-2.84838">
                <text:p>-2.84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980301">
                <text:p>0.980301</text:p>
              </table:table-cell>
              <table:table-cell office:value-type="float" office:value="0.874914">
                <text:p>0.874914</text:p>
              </table:table-cell>
              <table:table-cell office:value-type="float" office:value="-1.07018">
                <text:p>-1.07018</text:p>
              </table:table-cell>
              <table:table-cell office:value-type="float" office:value="-2.68461">
                <text:p>-2.68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1.02265">
                <text:p>1.02265</text:p>
              </table:table-cell>
              <table:table-cell office:value-type="float" office:value="0.818123">
                <text:p>0.818123</text:p>
              </table:table-cell>
              <table:table-cell office:value-type="float" office:value="-1.19991">
                <text:p>-1.19991</text:p>
              </table:table-cell>
              <table:table-cell office:value-type="float" office:value="-2.50164">
                <text:p>-2.50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1.06201">
                <text:p>1.06201</text:p>
              </table:table-cell>
              <table:table-cell office:value-type="float" office:value="0.755082">
                <text:p>0.755082</text:p>
              </table:table-cell>
              <table:table-cell office:value-type="float" office:value="-1.32005">
                <text:p>-1.32005</text:p>
              </table:table-cell>
              <table:table-cell office:value-type="float" office:value="-2.30122">
                <text:p>-2.30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.09807">
                <text:p>1.09807</text:p>
              </table:table-cell>
              <table:table-cell office:value-type="float" office:value="0.686291">
                <text:p>0.686291</text:p>
              </table:table-cell>
              <table:table-cell office:value-type="float" office:value="-1.42977">
                <text:p>-1.42977</text:p>
              </table:table-cell>
              <table:table-cell office:value-type="float" office:value="-2.08509">
                <text:p>-2.085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.13055">
                <text:p>1.13055</text:p>
              </table:table-cell>
              <table:table-cell office:value-type="float" office:value="0.612291">
                <text:p>0.612291</text:p>
              </table:table-cell>
              <table:table-cell office:value-type="float" office:value="-1.52833">
                <text:p>-1.52833</text:p>
              </table:table-cell>
              <table:table-cell office:value-type="float" office:value="-1.85499">
                <text:p>-1.85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15922">
                <text:p>1.15922</text:p>
              </table:table-cell>
              <table:table-cell office:value-type="float" office:value="0.533655">
                <text:p>0.533655</text:p>
              </table:table-cell>
              <table:table-cell office:value-type="float" office:value="-1.61507">
                <text:p>-1.61507</text:p>
              </table:table-cell>
              <table:table-cell office:value-type="float" office:value="-1.61268">
                <text:p>-1.61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.18385">
                <text:p>1.18385</text:p>
              </table:table-cell>
              <table:table-cell office:value-type="float" office:value="0.45099">
                <text:p>0.45099</text:p>
              </table:table-cell>
              <table:table-cell office:value-type="float" office:value="-1.68942">
                <text:p>-1.68942</text:p>
              </table:table-cell>
              <table:table-cell office:value-type="float" office:value="-1.3599">
                <text:p>-1.3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.20426">
                <text:p>1.20426</text:p>
              </table:table-cell>
              <table:table-cell office:value-type="float" office:value="0.364927">
                <text:p>0.364927</text:p>
              </table:table-cell>
              <table:table-cell office:value-type="float" office:value="-1.75091">
                <text:p>-1.75091</text:p>
              </table:table-cell>
              <table:table-cell office:value-type="float" office:value="-1.09839">
                <text:p>-1.09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.2203">
                <text:p>1.2203</text:p>
              </table:table-cell>
              <table:table-cell office:value-type="float" office:value="0.27612">
                <text:p>0.27612</text:p>
              </table:table-cell>
              <table:table-cell office:value-type="float" office:value="-1.79915">
                <text:p>-1.79915</text:p>
              </table:table-cell>
              <table:table-cell office:value-type="float" office:value="-0.829904">
                <text:p>-0.8299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.23184">
                <text:p>1.23184</text:p>
              </table:table-cell>
              <table:table-cell office:value-type="float" office:value="0.185239">
                <text:p>0.185239</text:p>
              </table:table-cell>
              <table:table-cell office:value-type="float" office:value="-1.83382">
                <text:p>-1.83382</text:p>
              </table:table-cell>
              <table:table-cell office:value-type="float" office:value="-0.556178">
                <text:p>-0.556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.2388">
                <text:p>1.2388</text:p>
              </table:table-cell>
              <table:table-cell office:value-type="float" office:value="0.0929679">
                <text:p>0.0929679</text:p>
              </table:table-cell>
              <table:table-cell office:value-type="float" office:value="-1.85471">
                <text:p>-1.85471</text:p>
              </table:table-cell>
              <table:table-cell office:value-type="float" office:value="-0.278962">
                <text:p>-0.278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.24112">
                <text:p>1.24112</text:p>
              </table:table-cell>
              <table:table-cell office:value-type="float" office:value="-2.22045E-015">
                <text:p>-2.22045E-015</text:p>
              </table:table-cell>
              <table:table-cell office:value-type="float" office:value="-1.86168">
                <text:p>-1.86168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.2388">
                <text:p>1.2388</text:p>
              </table:table-cell>
              <table:table-cell office:value-type="float" office:value="-0.0929679">
                <text:p>-0.0929679</text:p>
              </table:table-cell>
              <table:table-cell office:value-type="float" office:value="-1.85471">
                <text:p>-1.85471</text:p>
              </table:table-cell>
              <table:table-cell office:value-type="float" office:value="0.278962">
                <text:p>0.278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.23184">
                <text:p>1.23184</text:p>
              </table:table-cell>
              <table:table-cell office:value-type="float" office:value="-0.185239">
                <text:p>-0.185239</text:p>
              </table:table-cell>
              <table:table-cell office:value-type="float" office:value="-1.83382">
                <text:p>-1.83382</text:p>
              </table:table-cell>
              <table:table-cell office:value-type="float" office:value="0.556178">
                <text:p>0.556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.2203">
                <text:p>1.2203</text:p>
              </table:table-cell>
              <table:table-cell office:value-type="float" office:value="-0.27612">
                <text:p>-0.27612</text:p>
              </table:table-cell>
              <table:table-cell office:value-type="float" office:value="-1.79915">
                <text:p>-1.79915</text:p>
              </table:table-cell>
              <table:table-cell office:value-type="float" office:value="0.829904">
                <text:p>0.829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.20426">
                <text:p>1.20426</text:p>
              </table:table-cell>
              <table:table-cell office:value-type="float" office:value="-0.364927">
                <text:p>-0.364927</text:p>
              </table:table-cell>
              <table:table-cell office:value-type="float" office:value="-1.75091">
                <text:p>-1.75091</text:p>
              </table:table-cell>
              <table:table-cell office:value-type="float" office:value="1.09839">
                <text:p>1.098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.18385">
                <text:p>1.18385</text:p>
              </table:table-cell>
              <table:table-cell office:value-type="float" office:value="-0.45099">
                <text:p>-0.45099</text:p>
              </table:table-cell>
              <table:table-cell office:value-type="float" office:value="-1.68942">
                <text:p>-1.68942</text:p>
              </table:table-cell>
              <table:table-cell office:value-type="float" office:value="1.3599">
                <text:p>1.35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.15922">
                <text:p>1.15922</text:p>
              </table:table-cell>
              <table:table-cell office:value-type="float" office:value="-0.533655">
                <text:p>-0.533655</text:p>
              </table:table-cell>
              <table:table-cell office:value-type="float" office:value="-1.61507">
                <text:p>-1.61507</text:p>
              </table:table-cell>
              <table:table-cell office:value-type="float" office:value="1.61268">
                <text:p>1.612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13055">
                <text:p>1.13055</text:p>
              </table:table-cell>
              <table:table-cell office:value-type="float" office:value="-0.612291">
                <text:p>-0.612291</text:p>
              </table:table-cell>
              <table:table-cell office:value-type="float" office:value="-1.52833">
                <text:p>-1.52833</text:p>
              </table:table-cell>
              <table:table-cell office:value-type="float" office:value="1.85499">
                <text:p>1.854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09807">
                <text:p>1.09807</text:p>
              </table:table-cell>
              <table:table-cell office:value-type="float" office:value="-0.686291">
                <text:p>-0.686291</text:p>
              </table:table-cell>
              <table:table-cell office:value-type="float" office:value="-1.42977">
                <text:p>-1.42977</text:p>
              </table:table-cell>
              <table:table-cell office:value-type="float" office:value="2.08509">
                <text:p>2.08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06201">
                <text:p>1.06201</text:p>
              </table:table-cell>
              <table:table-cell office:value-type="float" office:value="-0.755082">
                <text:p>-0.755082</text:p>
              </table:table-cell>
              <table:table-cell office:value-type="float" office:value="-1.32005">
                <text:p>-1.32005</text:p>
              </table:table-cell>
              <table:table-cell office:value-type="float" office:value="2.30122">
                <text:p>2.30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02265">
                <text:p>1.02265</text:p>
              </table:table-cell>
              <table:table-cell office:value-type="float" office:value="-0.818123">
                <text:p>-0.818123</text:p>
              </table:table-cell>
              <table:table-cell office:value-type="float" office:value="-1.19991">
                <text:p>-1.19991</text:p>
              </table:table-cell>
              <table:table-cell office:value-type="float" office:value="2.50164">
                <text:p>2.501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980301">
                <text:p>0.980301</text:p>
              </table:table-cell>
              <table:table-cell office:value-type="float" office:value="-0.874914">
                <text:p>-0.874914</text:p>
              </table:table-cell>
              <table:table-cell office:value-type="float" office:value="-1.07018">
                <text:p>-1.07018</text:p>
              </table:table-cell>
              <table:table-cell office:value-type="float" office:value="2.68461">
                <text:p>2.68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935274">
                <text:p>0.935274</text:p>
              </table:table-cell>
              <table:table-cell office:value-type="float" office:value="-0.924997">
                <text:p>-0.924997</text:p>
              </table:table-cell>
              <table:table-cell office:value-type="float" office:value="-0.931773">
                <text:p>-0.931773</text:p>
              </table:table-cell>
              <table:table-cell office:value-type="float" office:value="2.84838">
                <text:p>2.848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88792">
                <text:p>0.88792</text:p>
              </table:table-cell>
              <table:table-cell office:value-type="float" office:value="-0.967963">
                <text:p>-0.967963</text:p>
              </table:table-cell>
              <table:table-cell office:value-type="float" office:value="-0.785693">
                <text:p>-0.785693</text:p>
              </table:table-cell>
              <table:table-cell office:value-type="float" office:value="2.9912">
                <text:p>2.9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838603">
                <text:p>0.838603</text:p>
              </table:table-cell>
              <table:table-cell office:value-type="float" office:value="-1.00346">
                <text:p>-1.00346</text:p>
              </table:table-cell>
              <table:table-cell office:value-type="float" office:value="-0.633031">
                <text:p>-0.633031</text:p>
              </table:table-cell>
              <table:table-cell office:value-type="float" office:value="3.11134">
                <text:p>3.111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787704">
                <text:p>0.787704</text:p>
              </table:table-cell>
              <table:table-cell office:value-type="float" office:value="-1.03118">
                <text:p>-1.03118</text:p>
              </table:table-cell>
              <table:table-cell office:value-type="float" office:value="-0.474966">
                <text:p>-0.474966</text:p>
              </table:table-cell>
              <table:table-cell office:value-type="float" office:value="3.20704">
                <text:p>3.20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735619">
                <text:p>0.735619</text:p>
              </table:table-cell>
              <table:table-cell office:value-type="float" office:value="-1.05088">
                <text:p>-1.05088</text:p>
              </table:table-cell>
              <table:table-cell office:value-type="float" office:value="-0.312763">
                <text:p>-0.312763</text:p>
              </table:table-cell>
              <table:table-cell office:value-type="float" office:value="3.27656">
                <text:p>3.27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682752">
                <text:p>0.682752</text:p>
              </table:table-cell>
              <table:table-cell office:value-type="float" office:value="-1.06241">
                <text:p>-1.06241</text:p>
              </table:table-cell>
              <table:table-cell office:value-type="float" office:value="-0.147775">
                <text:p>-0.147775</text:p>
              </table:table-cell>
              <table:table-cell office:value-type="float" office:value="3.31816">
                <text:p>3.31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629516">
                <text:p>0.629516</text:p>
              </table:table-cell>
              <table:table-cell office:value-type="float" office:value="-1.06564">
                <text:p>-1.06564</text:p>
              </table:table-cell>
              <table:table-cell office:value-type="float" office:value="0.0185587">
                <text:p>0.0185587</text:p>
              </table:table-cell>
              <table:table-cell office:value-type="float" office:value="3.33009">
                <text:p>3.33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576327">
                <text:p>0.576327</text:p>
              </table:table-cell>
              <table:table-cell office:value-type="float" office:value="-1.06055">
                <text:p>-1.06055</text:p>
              </table:table-cell>
              <table:table-cell office:value-type="float" office:value="0.18471">
                <text:p>0.18471</text:p>
              </table:table-cell>
              <table:table-cell office:value-type="float" office:value="3.3106">
                <text:p>3.3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523599">
                <text:p>0.523599</text:p>
              </table:table-cell>
              <table:table-cell office:value-type="float" office:value="-1.0472">
                <text:p>-1.0472</text:p>
              </table:table-cell>
              <table:table-cell office:value-type="float" office:value="0.349066">
                <text:p>0.349066</text:p>
              </table:table-cell>
              <table:table-cell office:value-type="float" office:value="3.25795">
                <text:p>3.25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471743">
                <text:p>0.471743</text:p>
              </table:table-cell>
              <table:table-cell office:value-type="float" office:value="-1.0257">
                <text:p>-1.0257</text:p>
              </table:table-cell>
              <table:table-cell office:value-type="float" office:value="0.509923">
                <text:p>0.509923</text:p>
              </table:table-cell>
              <table:table-cell office:value-type="float" office:value="3.17039">
                <text:p>3.17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42116">
                <text:p>0.42116</text:p>
              </table:table-cell>
              <table:table-cell office:value-type="float" office:value="-0.996293">
                <text:p>-0.996293</text:p>
              </table:table-cell>
              <table:table-cell office:value-type="float" office:value="0.665494">
                <text:p>0.665494</text:p>
              </table:table-cell>
              <table:table-cell office:value-type="float" office:value="3.04618">
                <text:p>3.046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37224">
                <text:p>0.37224</text:p>
              </table:table-cell>
              <table:table-cell office:value-type="float" office:value="-0.959275">
                <text:p>-0.959275</text:p>
              </table:table-cell>
              <table:table-cell office:value-type="float" office:value="0.813902">
                <text:p>0.813902</text:p>
              </table:table-cell>
              <table:table-cell office:value-type="float" office:value="2.88357">
                <text:p>2.88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325353">
                <text:p>0.325353</text:p>
              </table:table-cell>
              <table:table-cell office:value-type="float" office:value="-0.915055">
                <text:p>-0.915055</text:p>
              </table:table-cell>
              <table:table-cell office:value-type="float" office:value="0.953182">
                <text:p>0.953182</text:p>
              </table:table-cell>
              <table:table-cell office:value-type="float" office:value="2.68083">
                <text:p>2.680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280846">
                <text:p>0.280846</text:p>
              </table:table-cell>
              <table:table-cell office:value-type="float" office:value="-0.864143">
                <text:p>-0.864143</text:p>
              </table:table-cell>
              <table:table-cell office:value-type="float" office:value="1.08129">
                <text:p>1.08129</text:p>
              </table:table-cell>
              <table:table-cell office:value-type="float" office:value="2.43619">
                <text:p>2.43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23904">
                <text:p>0.23904</text:p>
              </table:table-cell>
              <table:table-cell office:value-type="float" office:value="-0.807148">
                <text:p>-0.807148</text:p>
              </table:table-cell>
              <table:table-cell office:value-type="float" office:value="1.19607">
                <text:p>1.19607</text:p>
              </table:table-cell>
              <table:table-cell office:value-type="float" office:value="2.14792">
                <text:p>2.14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200221">
                <text:p>0.200221</text:p>
              </table:table-cell>
              <table:table-cell office:value-type="float" office:value="-0.744794">
                <text:p>-0.744794</text:p>
              </table:table-cell>
              <table:table-cell office:value-type="float" office:value="1.29532">
                <text:p>1.29532</text:p>
              </table:table-cell>
              <table:table-cell office:value-type="float" office:value="1.81427">
                <text:p>1.81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164636">
                <text:p>0.164636</text:p>
              </table:table-cell>
              <table:table-cell office:value-type="float" office:value="-0.677914">
                <text:p>-0.677914</text:p>
              </table:table-cell>
              <table:table-cell office:value-type="float" office:value="1.37672">
                <text:p>1.37672</text:p>
              </table:table-cell>
              <table:table-cell office:value-type="float" office:value="1.4335">
                <text:p>1.43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132489">
                <text:p>0.132489</text:p>
              </table:table-cell>
              <table:table-cell office:value-type="float" office:value="-0.60746">
                <text:p>-0.60746</text:p>
              </table:table-cell>
              <table:table-cell office:value-type="float" office:value="1.43786">
                <text:p>1.43786</text:p>
              </table:table-cell>
              <table:table-cell office:value-type="float" office:value="1.00386">
                <text:p>1.003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103932">
                <text:p>0.103932</text:p>
              </table:table-cell>
              <table:table-cell office:value-type="float" office:value="-0.534507">
                <text:p>-0.534507</text:p>
              </table:table-cell>
              <table:table-cell office:value-type="float" office:value="1.47626">
                <text:p>1.47626</text:p>
              </table:table-cell>
              <table:table-cell office:value-type="float" office:value="0.523599">
                <text:p>0.5235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0790601">
                <text:p>0.0790601</text:p>
              </table:table-cell>
              <table:table-cell office:value-type="float" office:value="-0.460256">
                <text:p>-0.460256</text:p>
              </table:table-cell>
              <table:table-cell office:value-type="float" office:value="1.48934">
                <text:p>1.48934</text:p>
              </table:table-cell>
              <table:table-cell office:value-type="float" office:value="-0.00901753">
                <text:p>-0.009017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0579058">
                <text:p>0.0579058</text:p>
              </table:table-cell>
              <table:table-cell office:value-type="float" office:value="-0.386039">
                <text:p>-0.386039</text:p>
              </table:table-cell>
              <table:table-cell office:value-type="float" office:value="1.47445">
                <text:p>1.47445</text:p>
              </table:table-cell>
              <table:table-cell office:value-type="float" office:value="-0.595739">
                <text:p>-0.5957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0404313">
                <text:p>0.0404313</text:p>
              </table:table-cell>
              <table:table-cell office:value-type="float" office:value="-0.313323">
                <text:p>-0.313323</text:p>
              </table:table-cell>
              <table:table-cell office:value-type="float" office:value="1.42884">
                <text:p>1.42884</text:p>
              </table:table-cell>
              <table:table-cell office:value-type="float" office:value="-1.23831">
                <text:p>-1.23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0265218">
                <text:p>0.0265218</text:p>
              </table:table-cell>
              <table:table-cell office:value-type="float" office:value="-0.243714">
                <text:p>-0.243714</text:p>
              </table:table-cell>
              <table:table-cell office:value-type="float" office:value="1.34966">
                <text:p>1.34966</text:p>
              </table:table-cell>
              <table:table-cell office:value-type="float" office:value="-1.93848">
                <text:p>-1.938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015979">
                <text:p>0.015979</text:p>
              </table:table-cell>
              <table:table-cell office:value-type="float" office:value="-0.178964">
                <text:p>-0.178964</text:p>
              </table:table-cell>
              <table:table-cell office:value-type="float" office:value="1.234">
                <text:p>1.234</text:p>
              </table:table-cell>
              <table:table-cell office:value-type="float" office:value="-2.69799">
                <text:p>-2.69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00851286">
                <text:p>0.00851286</text:p>
              </table:table-cell>
              <table:table-cell office:value-type="float" office:value="-0.120972">
                <text:p>-0.120972</text:p>
              </table:table-cell>
              <table:table-cell office:value-type="float" office:value="1.07885">
                <text:p>1.07885</text:p>
              </table:table-cell>
              <table:table-cell office:value-type="float" office:value="-3.51858">
                <text:p>-3.518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003735">
                <text:p>0.003735</text:p>
              </table:table-cell>
              <table:table-cell office:value-type="float" office:value="-0.0717896">
                <text:p>-0.0717896</text:p>
              </table:table-cell>
              <table:table-cell office:value-type="float" office:value="0.881097">
                <text:p>0.881097</text:p>
              </table:table-cell>
              <table:table-cell office:value-type="float" office:value="-4.40201">
                <text:p>-4.40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00115035">
                <text:p>0.00115035</text:p>
              </table:table-cell>
              <table:table-cell office:value-type="float" office:value="-0.0336255">
                <text:p>-0.0336255</text:p>
              </table:table-cell>
              <table:table-cell office:value-type="float" office:value="0.637569">
                <text:p>0.637569</text:p>
              </table:table-cell>
              <table:table-cell office:value-type="float" office:value="-5.35002">
                <text:p>-5.35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000149395">
                <text:p>0.000149395</text:p>
              </table:table-cell>
              <table:table-cell office:value-type="float" office:value="-0.00885024">
                <text:p>-0.00885024</text:p>
              </table:table-cell>
              <table:table-cell office:value-type="float" office:value="0.34499">
                <text:p>0.34499</text:p>
              </table:table-cell>
              <table:table-cell office:value-type="float" office:value="-6.36434">
                <text:p>-6.36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-0.0000000000000142109">
                <text:p>-0.0000000000000142109</text:p>
              </table:table-cell>
              <table:table-cell office:value-type="float" office:value="-0.0000000000000142109">
                <text:p>-0.0000000000000142109</text:p>
              </table:table-cell>
              <table:table-cell office:value-type="float" office:value="0.000000000000113687">
                <text:p>0.000000000000113687</text:p>
              </table:table-cell>
              <table:table-cell office:value-type="float" office:value="-7.44674">
                <text:p>-7.446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22cm" svg:y="0.316cm" chart:style-name="ch2">
          <text:p>Joint 3 position</text:p>
        </chart:title>
        <chart:plot-area chart:style-name="ch3" table:cell-range-address="Sheet1.A1:Sheet1.A81 Sheet1.F1:Sheet1.F81" svg:x="1.331cm" svg:y="1.275cm" svg:width="14.349cm" svg:height="6.564cm">
          <chart:coordinate-region svg:x="2.164cm" svg:y="1.475cm" svg:width="13.276cm" svg:height="6.165cm"/>
          <chart:axis chart:dimension="x" chart:name="primary-x" chart:style-name="ch4">
            <chart:title svg:x="8.249cm" svg:y="8.019cm" chart:style-name="ch5">
              <text:p>t[s]</text:p>
            </chart:title>
            <chart:grid chart:style-name="ch6" chart:class="major"/>
          </chart:axis>
          <chart:axis chart:dimension="y" chart:name="primary-y" chart:style-name="ch7">
            <chart:title svg:x="0.451cm" svg:y="5.474cm" chart:style-name="ch8">
              <text:p>velocity[rad]</text:p>
            </chart:title>
            <chart:grid chart:style-name="ch6" chart:class="major"/>
          </chart:axis>
          <chart:series chart:style-name="ch9" chart:values-cell-range-address="Sheet1.F1:Sheet1.F81" chart:class="chart:scatter">
            <chart:domain table:cell-range-address="Sheet1.A1:Sheet1.A81"/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81</svg:desc>
                </draw:g>
              </table:table-cell>
              <table:table-cell office:value-type="float" office:value="0">
                <text:p>0</text:p>
                <draw:g>
                  <svg:desc>Sheet1.F1:Sheet1.F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0149395">
                <text:p>0.000149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115035">
                <text:p>0.00115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3735">
                <text:p>0.003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851286">
                <text:p>0.00851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5979">
                <text:p>0.015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65218">
                <text:p>0.0265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404313">
                <text:p>0.0404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579058">
                <text:p>0.0579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790601">
                <text:p>0.079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103932">
                <text:p>0.103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132489">
                <text:p>0.132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164636">
                <text:p>0.164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200221">
                <text:p>0.200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23904">
                <text:p>0.23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80846">
                <text:p>0.280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325353">
                <text:p>0.325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37224">
                <text:p>0.372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42116">
                <text:p>0.42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471743">
                <text:p>0.471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523599">
                <text:p>0.5235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576327">
                <text:p>0.5763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629516">
                <text:p>0.629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682752">
                <text:p>0.682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735619">
                <text:p>0.7356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787704">
                <text:p>0.787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838603">
                <text:p>0.838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88792">
                <text:p>0.887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935274">
                <text:p>0.935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980301">
                <text:p>0.980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1.02265">
                <text:p>1.02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1.06201">
                <text:p>1.06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.09807">
                <text:p>1.098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.13055">
                <text:p>1.13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15922">
                <text:p>1.159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.18385">
                <text:p>1.18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.20426">
                <text:p>1.204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.2203">
                <text:p>1.22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.23184">
                <text:p>1.23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.2388">
                <text:p>1.2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.24112">
                <text:p>1.24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.2388">
                <text:p>1.23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.23184">
                <text:p>1.23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.2203">
                <text:p>1.22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.20426">
                <text:p>1.204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.18385">
                <text:p>1.183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.15922">
                <text:p>1.159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13055">
                <text:p>1.13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09807">
                <text:p>1.09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06201">
                <text:p>1.06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02265">
                <text:p>1.022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980301">
                <text:p>0.980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935274">
                <text:p>0.9352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88792">
                <text:p>0.887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838603">
                <text:p>0.8386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787704">
                <text:p>0.787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735619">
                <text:p>0.7356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682752">
                <text:p>0.682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629516">
                <text:p>0.6295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576327">
                <text:p>0.5763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523599">
                <text:p>0.5235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471743">
                <text:p>0.4717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42116">
                <text:p>0.42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37224">
                <text:p>0.37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325353">
                <text:p>0.325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280846">
                <text:p>0.280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23904">
                <text:p>0.23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200221">
                <text:p>0.200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164636">
                <text:p>0.1646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132489">
                <text:p>0.1324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103932">
                <text:p>0.103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0790601">
                <text:p>0.07906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0579058">
                <text:p>0.05790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0404313">
                <text:p>0.0404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0265218">
                <text:p>0.02652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015979">
                <text:p>0.0159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00851286">
                <text:p>0.008512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003735">
                <text:p>0.0037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00115035">
                <text:p>0.001150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000149395">
                <text:p>0.0001493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-0.0000000000000142109">
                <text:p>-0.00000000000001421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